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" style:family="text">
      <style:text-properties fo:font-size="18.00pt" fo:font-weight="normal" fo:font-family="'Liberation Serif'" style:font-family-asian="'Liberation Serif'" style:font-family-complex="'Liberation Serif'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6.00pt" fo:font-weight="bold" fo:font-family="'Liberation Serif'" style:font-family-asian="'Liberation Serif'" style:font-family-complex="'Liberation Serif'" fo:background-color="#00ff00" fo:color="#ff0000"/>
    </style:style>
    <style:style style:name="T5" style:family="text">
      <style:text-properties fo:font-size="11.00pt" fo:font-weight="normal" fo:font-family="Calibri" style:font-family-asian="Calibri" style:font-family-complex="Calibri" fo:background-color="#00ff00" fo:color="#ff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normal" fo:font-family="'Liberation Serif'" style:font-family-asian="'Liberation Serif'" style:font-family-complex="'Liberation Serif'" fo:background-color="#00ff00" fo:color="#ff0000"/>
    </style:style>
    <style:style style:name="T8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9" style:family="text">
      <style:text-properties fo:font-size="20.00pt" fo:font-weight="bold" fo:font-family="'Liberation Serif'" style:font-family-asian="'Liberation Serif'" style:font-family-complex="'Liberation Serif'" fo:background-color="#00ff00" fo:color="#ff0000"/>
    </style:style>
    <style:style style:name="T10" style:family="text">
      <style:text-properties fo:font-size="20.00pt" fo:font-weight="bold" fo:font-family="Calibri" style:font-family-asian="Calibri" style:font-family-complex="Calibri" fo:background-color="#00ff00" fo:color="#ff0000"/>
    </style:style>
    <style:style style:name="T11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20.00pt" fo:font-weight="normal" fo:font-family="'Liberation Serif'" style:font-family-asian="'Liberation Serif'" style:font-family-complex="'Liberation Serif'" fo:background-color="#00ff00" fo:color="#ff0000"/>
    </style:style>
    <style:style style:name="T14" style:family="text">
      <style:text-properties fo:font-size="20.00pt" fo:font-weight="normal" fo:font-family="'Liberation Serif'" style:font-family-asian="'Liberation Serif'" style:font-family-complex="'Liberation Serif'" fo:background-color="transparent" fo:color="#ff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20.00pt" fo:font-weight="bold" fo:font-family="'Liberation Serif'" style:font-family-asian="'Liberation Serif'" style:font-family-complex="'Liberation Serif'" fo:background-color="#00ff00" fo:color="#ff0000"/>
    </style:style>
    <style:style style:name="T17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8.00pt" fo:font-weight="normal" fo:font-family="'Liberation Serif'" style:font-family-asian="'Liberation Serif'" style:font-family-complex="'Liberation Serif'" fo:background-color="transparent" fo:color="#000000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3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4" style:family="text">
      <style:text-properties fo:font-size="11.00pt" fo:font-weight="bold" fo:font-family="'Liberation Sans'" style:font-family-asian="'Liberation Sans'" style:font-family-complex="'Liberation Sans'" fo:background-color="transparent" fo:color="#000000"/>
    </style:style>
    <style:style style:name="T25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7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8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9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30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31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33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34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#eeeeee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05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08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53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54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59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60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65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2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73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#eeeeee" fo:color="#000000"/>
    </style:style>
    <style:style style:name="T179" style:family="text">
      <style:text-properties fo:font-size="12.00pt" fo:font-weight="bold" fo:font-family="Calibri" style:font-family-asian="Calibri" style:font-family-complex="Calibri" fo:background-color="#eeeeee" fo:color="#000000"/>
    </style:style>
    <style:style style:name="T180" style:family="text">
      <style:text-properties fo:font-size="12.00pt" fo:font-weight="bold" fo:font-family="'Liberation Serif'" style:font-family-asian="'Liberation Serif'" style:font-family-complex="'Liberation Serif'" fo:background-color="#eeeeee" fo:color="#000000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1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3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214" style:family="text">
      <style:text-properties fo:font-size="14.00pt" fo:font-weight="bold" fo:font-family="'Liberation Sans'" style:font-family-asian="'Liberation Sans'" style:font-family-complex="'Liberation Sans'" fo:background-color="transparent" fo:color="#000000"/>
    </style:style>
    <style:style style:name="T2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3.00pt" fo:font-weight="normal" fo:font-family="Calibri" style:font-family-asian="Calibri" style:font-family-complex="Calibri" fo:background-color="transparent" fo:color="#2f5496"/>
    </style:style>
    <style:style style:name="T21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3.00pt" fo:font-weight="normal" fo:font-family="Calibri" style:font-family-asian="Calibri" style:font-family-complex="Calibri" fo:background-color="transparent" fo:color="#2f5496"/>
    </style:style>
    <style:style style:name="T225" style:family="text">
      <style:text-properties fo:font-size="13.00pt" fo:font-weight="normal" fo:font-family="Calibri" style:font-family-asian="Calibri" style:font-family-complex="Calibri" fo:background-color="transparent" fo:color="#2f5496"/>
    </style:style>
    <style:style style:name="T22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3.00pt" fo:font-weight="normal" fo:font-family="Calibri" style:font-family-asian="Calibri" style:font-family-complex="Calibri" fo:background-color="transparent" fo:color="#2f5496"/>
    </style:style>
    <style:style style:name="T230" style:family="text">
      <style:text-properties fo:font-size="13.00pt" fo:font-weight="normal" fo:font-family="Calibri" style:font-family-asian="Calibri" style:font-family-complex="Calibri" fo:background-color="transparent" fo:color="#2f5496"/>
    </style:style>
    <style:style style:name="T23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3.00pt" fo:font-weight="normal" fo:font-family="Calibri" style:font-family-asian="Calibri" style:font-family-complex="Calibri" fo:background-color="transparent" fo:color="#2f5496"/>
    </style:style>
    <style:style style:name="T234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235" style:family="text">
      <style:text-properties fo:font-size="14.00pt" fo:font-weight="bold" fo:font-family="'Liberation Sans'" style:font-family-asian="'Liberation Sans'" style:font-family-complex="'Liberation Sans'" fo:background-color="transparent" fo:color="#000000"/>
    </style:style>
    <style:style style:name="T23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37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3.00pt" fo:font-weight="normal" fo:font-family="Calibri" style:font-family-asian="Calibri" style:font-family-complex="Calibri" fo:background-color="transparent" fo:color="#2f5496"/>
    </style:style>
    <style:style style:name="T245" style:family="text">
      <style:text-properties fo:font-size="13.00pt" fo:font-weight="normal" fo:font-family="Calibri" style:font-family-asian="Calibri" style:font-family-complex="Calibri" fo:background-color="transparent" fo:color="#2f5496"/>
    </style:style>
    <style:style style:name="T24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3.00pt" fo:font-weight="normal" fo:font-family="Calibri" style:font-family-asian="Calibri" style:font-family-complex="Calibri" fo:background-color="transparent" fo:color="#2f5496"/>
    </style:style>
    <style:style style:name="T254" style:family="text">
      <style:text-properties fo:font-size="13.00pt" fo:font-weight="normal" fo:font-family="Calibri" style:font-family-asian="Calibri" style:font-family-complex="Calibri" fo:background-color="transparent" fo:color="#2f5496"/>
    </style:style>
    <style:style style:name="T25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3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264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65" style:family="text">
      <style:text-properties fo:font-size="14.00pt" fo:font-weight="bold" fo:font-family="'Liberation Sans'" style:font-family-asian="'Liberation Sans'" style:font-family-complex="'Liberation Sans'" fo:background-color="transparent" fo:color="#000000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67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76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277" style:family="text">
      <style:text-properties fo:font-size="14.00pt" fo:font-weight="bold" fo:font-family="'Liberation Sans'" style:font-family-asian="'Liberation Sans'" style:font-family-complex="'Liberation Sans'" fo:background-color="transparent" fo:color="#000000"/>
    </style:style>
    <style:style style:name="T278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279" style:family="text">
      <style:text-properties fo:font-size="14.00pt" fo:font-weight="bold" fo:font-family="'Liberation Sans'" style:font-family-asian="'Liberation Sans'" style:font-family-complex="'Liberation Sans'" fo:background-color="transparent" fo:color="#000000"/>
    </style:style>
    <style:style style:name="T28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8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3.00pt" fo:font-weight="normal" fo:font-family="Calibri" style:font-family-asian="Calibri" style:font-family-complex="Calibri" fo:background-color="transparent" fo:color="#2f5496"/>
    </style:style>
    <style:style style:name="T28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0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9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10" style:family="text">
      <style:text-properties fo:font-size="14.00pt" fo:font-weight="bold" fo:font-family="'Liberation Sans'" style:font-family-asian="'Liberation Sans'" style:font-family-complex="'Liberation Sans'" fo:background-color="transparent" fo:color="#000000"/>
    </style:style>
    <style:style style:name="T31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1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3.00pt" fo:font-weight="normal" fo:font-family="Calibri" style:font-family-asian="Calibri" style:font-family-complex="Calibri" fo:background-color="transparent" fo:color="#2f5496"/>
    </style:style>
    <style:style style:name="T32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5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76" style:family="text">
      <style:text-properties fo:font-size="14.00pt" fo:font-weight="bold" fo:font-family="'Liberation Sans'" style:font-family-asian="'Liberation Sans'" style:font-family-complex="'Liberation Sans'" fo:background-color="transparent" fo:color="#000000"/>
    </style:style>
    <style:style style:name="T377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7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7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0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8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4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8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6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8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0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9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4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9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6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9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0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01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40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0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404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405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406" style:family="text">
      <style:text-properties fo:font-size="14.00pt" fo:font-weight="bold" fo:font-family="'Liberation Sans'" style:font-family-asian="'Liberation Sans'" style:font-family-complex="'Liberation Sans'" fo:background-color="transparent" fo:color="#000000"/>
    </style:style>
    <style:style style:name="T407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40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0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3.00pt" fo:font-weight="normal" fo:font-family="Calibri" style:font-family-asian="Calibri" style:font-family-complex="Calibri" fo:background-color="transparent" fo:color="#2f5496"/>
    </style:style>
    <style:style style:name="T42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28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429" style:family="text">
      <style:text-properties fo:font-size="14.00pt" fo:font-weight="bold" fo:font-family="'Liberation Sans'" style:font-family-asian="'Liberation Sans'" style:font-family-complex="'Liberation Sans'" fo:background-color="transparent" fo:color="#000000"/>
    </style:style>
    <style:style style:name="T430" style:family="text">
      <style:text-properties fo:font-size="14.00pt" fo:font-weight="normal" fo:font-family="'Liberation Sans'" style:font-family-asian="'Liberation Sans'" style:font-family-complex="'Liberation Sans'" fo:background-color="transparent" fo:color="#000000"/>
    </style:style>
    <style:style style:name="T43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3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3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3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35" style:family="text">
      <style:text-properties fo:font-size="14.00pt" fo:font-weight="bold" fo:font-family="'Liberation Sans'" style:font-family-asian="'Liberation Sans'" style:font-family-complex="'Liberation Sans'" fo:background-color="transparent" fo:color="#000000"/>
    </style:style>
    <style:style style:name="T43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38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439" style:family="text">
      <style:text-properties fo:font-size="14.00pt" fo:font-weight="bold" fo:font-family="'Liberation Sans'" style:font-family-asian="'Liberation Sans'" style:font-family-complex="'Liberation Sans'" fo:background-color="transparent" fo:color="#000000"/>
    </style:style>
    <style:style style:name="T44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41" style:family="text">
      <style:text-properties fo:font-size="13.00pt" fo:font-weight="normal" fo:font-family="Calibri" style:font-family-asian="Calibri" style:font-family-complex="Calibri" fo:background-color="transparent" fo:color="#2f5496"/>
    </style:style>
    <style:style style:name="T44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75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476" style:family="text">
      <style:text-properties fo:font-size="14.00pt" fo:font-weight="bold" fo:font-family="'Liberation Sans'" style:font-family-asian="'Liberation Sans'" style:font-family-complex="'Liberation Sans'" fo:background-color="transparent" fo:color="#000000"/>
    </style:style>
    <style:style style:name="T4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7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487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6" style:family="paragraph">
      <style:paragraph-properties fo:line-height="100.00%" fo:text-align="left" fo:margin-left="2.70pt" fo:text-indent="-2.70pt">
        <style:tab-stops>
          <style:tab-stop style:position="144.80pt"/>
          <style:tab-stop style:position="-2.30pt"/>
        </style:tab-stops>
      </style:paragraph-properties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2.70pt" fo:text-indent="-2.70pt">
        <style:tab-stops>
          <style:tab-stop style:position="144.80pt"/>
          <style:tab-stop style:position="-2.30pt"/>
        </style:tab-stops>
      </style:paragraph-properties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144.80pt"/>
          <style:tab-stop style:position="-2.30pt"/>
        </style:tab-stops>
      </style:paragraph-properties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>
        <style:tab-stops>
          <style:tab-stop style:position="22.00pt"/>
          <style:tab-stop style:position="481.40pt" style:type="righ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21" style:family="paragraph">
      <style:paragraph-properties fo:line-height="100.00%" fo:text-align="left" fo:margin-left="2.70pt" fo:text-indent="-2.70pt">
        <style:tab-stops>
          <style:tab-stop style:position="117.75pt"/>
          <style:tab-stop style:position="100.1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2.70pt" fo:text-indent="-2.70pt">
        <style:tab-stops>
          <style:tab-stop style:position="117.75pt"/>
          <style:tab-stop style:position="100.10pt"/>
        </style:tab-stops>
      </style:paragraph-properties>
    </style:style>
    <style:style style:name="P24" style:family="paragraph">
      <style:paragraph-properties fo:line-height="100.00%" fo:text-align="left" fo:margin-left="2.70pt" fo:text-indent="-2.70pt">
        <style:tab-stops>
          <style:tab-stop style:position="117.75pt"/>
          <style:tab-stop style:position="-2.3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117.75pt"/>
          <style:tab-stop style:position="-2.30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117.75pt"/>
          <style:tab-stop style:position="-2.3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117.75pt"/>
          <style:tab-stop style:position="-2.3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117.75pt"/>
          <style:tab-stop style:position="-2.30pt"/>
        </style:tab-stops>
      </style:paragraph-properties>
    </style:style>
    <style:style style:name="P33" style:family="paragraph">
      <style:paragraph-properties fo:line-height="100.00%" fo:text-align="left" fo:margin-left="2.70pt" fo:text-indent="-2.70pt">
        <style:tab-stops>
          <style:tab-stop style:position="117.75pt"/>
          <style:tab-stop style:position="-2.30pt"/>
          <style:tab-stop style:position="421118.95pt" style:type="right"/>
          <style:tab-stop style:position="1622.9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117.75pt"/>
          <style:tab-stop style:position="-2.30pt"/>
          <style:tab-stop style:position="421118.95pt" style:type="right"/>
          <style:tab-stop style:position="1622.90pt"/>
        </style:tab-stops>
      </style:paragraph-properties>
    </style:style>
    <style:style style:name="P36" style:family="paragraph">
      <style:paragraph-properties fo:line-height="100.00%" fo:text-align="left" fo:margin-left="2.70pt" fo:text-indent="-2.70pt">
        <style:tab-stops>
          <style:tab-stop style:position="117.75pt"/>
          <style:tab-stop style:position="-2.30pt"/>
          <style:tab-stop style:position="421118.95pt" style:type="right"/>
          <style:tab-stop style:position="1622.9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2.70pt" fo:text-indent="-2.70pt">
        <style:tab-stops>
          <style:tab-stop style:position="117.75pt"/>
          <style:tab-stop style:position="-2.30pt"/>
          <style:tab-stop style:position="421118.95pt" style:type="right"/>
          <style:tab-stop style:position="1622.90pt"/>
        </style:tab-stops>
      </style:paragraph-properties>
    </style:style>
    <style:style style:name="P39" style:family="paragraph">
      <style:paragraph-properties fo:line-height="100.00%" fo:text-align="left" fo:margin-left="2.70pt" fo:text-indent="-2.70pt">
        <style:tab-stops>
          <style:tab-stop style:position="117.75pt"/>
          <style:tab-stop style:position="-2.30pt"/>
          <style:tab-stop style:position="421118.95pt" style:type="right"/>
          <style:tab-stop style:position="1622.9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2.70pt" fo:text-indent="-2.70pt">
        <style:tab-stops>
          <style:tab-stop style:position="117.75pt"/>
          <style:tab-stop style:position="-2.30pt"/>
          <style:tab-stop style:position="421118.95pt" style:type="right"/>
          <style:tab-stop style:position="1622.90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46" style:family="paragraph">
      <style:paragraph-properties fo:line-height="100.00%" fo:text-align="left" fo:margin-left="2.70pt" fo:text-indent="-2.70pt">
        <style:tab-stops>
          <style:tab-stop style:position="51.45pt" style:type="center"/>
          <style:tab-stop style:position="-2.30pt"/>
          <style:tab-stop style:position="54117.35pt" style:type="center"/>
          <style:tab-stop style:position="1622.90pt"/>
          <style:tab-stop style:position="59.00pt" style:type="center"/>
          <style:tab-stop style:position="-2.30pt"/>
        </style:tab-stops>
      </style:paragraph-properties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 fo:margin-left="2.70pt" fo:text-indent="-2.70pt">
        <style:tab-stops>
          <style:tab-stop style:position="51.45pt" style:type="center"/>
          <style:tab-stop style:position="-2.30pt"/>
          <style:tab-stop style:position="54117.35pt" style:type="center"/>
          <style:tab-stop style:position="1622.90pt"/>
          <style:tab-stop style:position="59.00pt" style:type="center"/>
          <style:tab-stop style:position="-2.30pt"/>
        </style:tab-stops>
      </style:paragraph-properties>
    </style:style>
    <style:style style:name="P49" style:family="paragraph">
      <style:paragraph-properties fo:line-height="100.00%" fo:text-align="left" fo:margin-left="2.70pt" fo:text-indent="-2.70pt">
        <style:tab-stops>
          <style:tab-stop style:position="51.45pt" style:type="center"/>
          <style:tab-stop style:position="-2.30pt"/>
          <style:tab-stop style:position="421118.95pt" style:type="right"/>
          <style:tab-stop style:position="1622.90pt"/>
          <style:tab-stop style:position="59.00pt" style:type="center"/>
          <style:tab-stop style:position="-2.30p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 fo:margin-left="2.70pt" fo:text-indent="-2.70pt">
        <style:tab-stops>
          <style:tab-stop style:position="51.45pt" style:type="center"/>
          <style:tab-stop style:position="-2.30pt"/>
          <style:tab-stop style:position="421118.95pt" style:type="right"/>
          <style:tab-stop style:position="1622.90pt"/>
          <style:tab-stop style:position="59.00pt" style:type="center"/>
          <style:tab-stop style:position="-2.30pt"/>
        </style:tab-stops>
      </style:paragraph-properties>
    </style:style>
    <style:style style:name="P52" style:family="paragraph">
      <style:paragraph-properties fo:line-height="100.00%" fo:text-align="center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51.45pt" style:type="center"/>
          <style:tab-stop style:position="-2.30pt"/>
          <style:tab-stop style:position="421118.95pt" style:type="right"/>
          <style:tab-stop style:position="1622.90pt"/>
          <style:tab-stop style:position="59.00pt" style:type="center"/>
          <style:tab-stop style:position="-2.30pt"/>
        </style:tab-stops>
      </style:paragraph-properties>
    </style:style>
    <style:style style:name="P54" style:family="paragraph">
      <style:paragraph-properties fo:line-height="100.00%" fo:text-align="center"/>
    </style:style>
    <style:style style:name="P55" style:family="paragraph">
      <style:paragraph-properties fo:line-height="100.00%" fo:text-align="left" fo:margin-left="2.70pt" fo:text-indent="-2.70pt">
        <style:tab-stops>
          <style:tab-stop style:position="51.45pt" style:type="center"/>
          <style:tab-stop style:position="-2.30pt"/>
          <style:tab-stop style:position="421118.95pt" style:type="right"/>
          <style:tab-stop style:position="1622.90pt"/>
          <style:tab-stop style:position="59.00pt" style:type="center"/>
          <style:tab-stop style:position="-2.30p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58" style:family="paragraph">
      <style:paragraph-properties fo:line-height="100.00%" fo:text-align="center"/>
    </style:style>
    <style:style style:name="P59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60" style:family="paragraph">
      <style:paragraph-properties fo:line-height="100.00%" fo:text-align="left" fo:margin-left="2.70pt" fo:text-indent="-2.70pt">
        <style:tab-stops>
          <style:tab-stop style:position="23.15pt"/>
          <style:tab-stop style:position="-2.30pt"/>
          <style:tab-stop style:position="54117.35pt" style:type="center"/>
        </style:tab-stops>
      </style:paragraph-properties>
    </style:style>
    <style:style style:name="P61" style:family="paragraph">
      <style:paragraph-properties fo:line-height="100.00%" fo:text-align="center"/>
    </style:style>
    <style:style style:name="P62" style:family="paragraph">
      <style:paragraph-properties fo:line-height="100.00%" fo:text-align="left" fo:margin-left="2.70pt" fo:text-indent="-2.70pt">
        <style:tab-stops>
          <style:tab-stop style:position="23.15pt"/>
          <style:tab-stop style:position="-2.30pt"/>
          <style:tab-stop style:position="54117.35pt" style:type="center"/>
        </style:tab-stops>
      </style:paragraph-properties>
    </style:style>
    <style:style style:name="P63" style:family="paragraph">
      <style:paragraph-properties fo:line-height="100.00%" fo:text-align="left" fo:margin-left="2.70pt" fo:text-indent="-2.70pt">
        <style:tab-stops>
          <style:tab-stop style:position="23.15pt"/>
          <style:tab-stop style:position="-2.30pt"/>
          <style:tab-stop style:position="421118.95pt" style:type="right"/>
        </style:tab-stops>
      </style:paragraph-properties>
    </style:style>
    <style:style style:name="P64" style:family="paragraph">
      <style:paragraph-properties fo:line-height="100.00%" fo:text-align="center"/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00.00%" fo:text-align="left" fo:margin-left="2.70pt" fo:text-indent="-2.70pt">
        <style:tab-stops>
          <style:tab-stop style:position="23.15pt"/>
          <style:tab-stop style:position="-2.30pt"/>
          <style:tab-stop style:position="421118.95pt" style:type="right"/>
        </style:tab-stops>
      </style:paragraph-properties>
    </style:style>
    <style:style style:name="P68" style:family="paragraph">
      <style:paragraph-properties fo:line-height="100.00%" fo:text-align="center"/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2.70pt" fo:text-indent="-2.70pt">
        <style:tab-stops>
          <style:tab-stop style:position="23.15pt"/>
          <style:tab-stop style:position="-2.30pt"/>
          <style:tab-stop style:position="421118.95pt" style:type="right"/>
        </style:tab-stops>
      </style:paragraph-properties>
    </style:style>
    <style:style style:name="P71" style:family="paragraph">
      <style:paragraph-properties fo:line-height="100.00%" fo:text-align="center"/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2.70pt" fo:text-indent="-2.70pt">
        <style:tab-stops>
          <style:tab-stop style:position="23.15pt"/>
          <style:tab-stop style:position="-2.30pt"/>
          <style:tab-stop style:position="421118.95pt" style:type="right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76" style:family="paragraph">
      <style:paragraph-properties fo:line-height="100.00%" fo:text-align="center"/>
    </style:style>
    <style:style style:name="P77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100.10pt"/>
        </style:tab-stops>
      </style:paragraph-properties>
    </style:style>
    <style:style style:name="P80" style:family="paragraph">
      <style:paragraph-properties fo:line-height="100.00%" fo:text-align="center"/>
    </style:style>
    <style:style style:name="P81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100.10pt"/>
        </style:tab-stops>
      </style:paragraph-properties>
    </style:style>
    <style:style style:name="P82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83" style:family="paragraph">
      <style:paragraph-properties fo:line-height="100.00%" fo:text-align="center"/>
    </style:style>
    <style:style style:name="P84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85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86" style:family="paragraph">
      <style:paragraph-properties fo:line-height="100.00%" fo:text-align="center"/>
    </style:style>
    <style:style style:name="P87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88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89" style:family="paragraph">
      <style:paragraph-properties fo:line-height="100.00%" fo:text-align="center"/>
    </style:style>
    <style:style style:name="P90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91" style:family="paragraph">
      <style:paragraph-properties fo:line-height="100.00%" fo:text-align="center"/>
    </style:style>
    <style:style style:name="P92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93" style:family="paragraph">
      <style:paragraph-properties fo:line-height="100.00%" fo:text-align="center"/>
    </style:style>
    <style:style style:name="P94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95" style:family="paragraph">
      <style:paragraph-properties fo:line-height="100.00%" fo:text-align="center"/>
    </style:style>
    <style:style style:name="P96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97" style:family="paragraph">
      <style:paragraph-properties fo:line-height="100.00%" fo:text-align="center"/>
    </style:style>
    <style:style style:name="P98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99" style:family="paragraph">
      <style:paragraph-properties fo:line-height="100.00%" fo:text-align="center"/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102" style:family="paragraph">
      <style:paragraph-properties fo:line-height="100.00%" fo:text-align="center"/>
    </style:style>
    <style:style style:name="P103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104" style:family="paragraph">
      <style:paragraph-properties fo:line-height="100.00%" fo:text-align="center"/>
    </style:style>
    <style:style style:name="P105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106" style:family="paragraph">
      <style:paragraph-properties fo:line-height="100.00%" fo:text-align="center"/>
    </style:style>
    <style:style style:name="P107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108" style:family="paragraph">
      <style:paragraph-properties fo:line-height="100.00%" fo:text-align="center"/>
    </style:style>
    <style:style style:name="P109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110" style:family="paragraph">
      <style:paragraph-properties fo:line-height="100.00%" fo:text-align="center"/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113" style:family="paragraph">
      <style:paragraph-properties fo:line-height="100.00%" fo:text-align="center"/>
    </style:style>
    <style:style style:name="P114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115" style:family="paragraph">
      <style:paragraph-properties fo:line-height="100.00%" fo:text-align="center"/>
    </style:style>
    <style:style style:name="P116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117" style:family="paragraph">
      <style:paragraph-properties fo:line-height="100.00%" fo:text-align="center"/>
    </style:style>
    <style:style style:name="P118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119" style:family="paragraph">
      <style:paragraph-properties fo:line-height="100.00%" fo:text-align="center"/>
    </style:style>
    <style:style style:name="P120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121" style:family="paragraph">
      <style:paragraph-properties fo:line-height="100.00%" fo:text-align="center"/>
    </style:style>
    <style:style style:name="P122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123" style:family="paragraph">
      <style:paragraph-properties fo:line-height="100.00%" fo:text-align="center"/>
    </style:style>
    <style:style style:name="P124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125" style:family="paragraph">
      <style:paragraph-properties fo:line-height="100.00%" fo:text-align="center"/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128" style:family="paragraph">
      <style:paragraph-properties fo:line-height="100.00%" fo:text-align="justify"/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2.70pt" fo:text-indent="-2.70pt">
        <style:tab-stops>
          <style:tab-stop style:position="104.80pt"/>
          <style:tab-stop style:position="-2.30pt"/>
        </style:tab-stops>
      </style:paragraph-properties>
    </style:style>
    <style:style style:name="P131" style:family="paragraph">
      <style:paragraph-properties fo:line-height="100.00%" fo:text-align="center"/>
    </style:style>
    <style:style style:name="P132" style:family="paragraph">
      <style:paragraph-properties fo:line-height="100.00%" fo:text-align="left" fo:margin-top="12.00pt" fo:margin-bottom="6.00pt"/>
    </style:style>
    <style:style style:name="P133" style:family="paragraph">
      <style:paragraph-properties fo:line-height="100.00%" fo:text-align="left" fo:margin-top="2.00pt"/>
    </style:style>
    <style:style style:name="P134" style:family="paragraph">
      <style:paragraph-properties fo:line-height="100.00%" fo:text-align="left" fo:margin-top="12.00pt" fo:margin-bottom="6.00pt"/>
    </style:style>
    <style:style style:name="P135" style:family="paragraph">
      <style:paragraph-properties fo:line-height="100.00%" fo:text-align="left"/>
    </style:style>
    <style:style style:name="P136" style:family="paragraph">
      <style:paragraph-properties fo:line-height="100.00%" fo:text-align="left" fo:margin-left="0.00pt" fo:text-indent="18.00pt" fo:margin-top="2.00pt"/>
    </style:style>
    <style:style style:name="P137" style:family="paragraph">
      <style:paragraph-properties fo:line-height="100.00%" fo:text-align="left" fo:margin-left="18.00pt" fo:text-indent="0.00pt" fo:margin-top="2.00pt"/>
    </style:style>
    <style:style style:name="P138" style:family="paragraph">
      <style:paragraph-properties fo:line-height="100.00%" fo:text-align="left" fo:margin-left="0.00pt" fo:text-indent="18.00pt" fo:margin-top="2.00pt"/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left" fo:margin-left="0.00pt" fo:text-indent="18.00pt" fo:margin-top="2.00pt"/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left" fo:margin-left="0.00pt" fo:text-indent="18.00pt" fo:margin-top="2.00pt"/>
    </style:style>
    <style:style style:name="P143" style:family="paragraph">
      <style:paragraph-properties fo:line-height="100.00%" fo:text-align="left" fo:margin-left="36.00pt" fo:text-indent="0.00pt"/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left" fo:margin-left="0.00pt" fo:text-indent="18.00pt" fo:margin-top="2.00pt"/>
    </style:style>
    <style:style style:name="P146" style:family="paragraph">
      <style:paragraph-properties fo:line-height="100.00%" fo:text-align="left" fo:margin-left="0.00pt" fo:text-indent="18.00pt" fo:margin-top="2.00pt"/>
    </style:style>
    <style:style style:name="P147" style:family="paragraph">
      <style:paragraph-properties fo:line-height="100.00%" fo:text-align="left" fo:margin-left="0.00pt" fo:text-indent="18.00pt" fo:margin-top="2.00pt"/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left" fo:margin-top="12.00pt" fo:margin-bottom="6.00pt"/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left" fo:margin-left="0.00pt" fo:text-indent="18.00pt" fo:margin-top="2.00pt"/>
    </style:style>
    <style:style style:name="P152" style:family="paragraph">
      <style:paragraph-properties fo:line-height="100.00%" fo:text-align="left" fo:margin-top="12.00pt" fo:margin-bottom="6.00pt"/>
    </style:style>
    <style:style style:name="P153" style:family="paragraph">
      <style:paragraph-properties fo:line-height="100.00%" fo:text-align="left"/>
    </style:style>
    <style:style style:name="P154" style:family="paragraph">
      <style:paragraph-properties fo:line-height="100.00%" fo:text-align="left" fo:margin-top="12.00pt" fo:margin-bottom="6.00pt"/>
    </style:style>
    <style:style style:name="P155" style:family="paragraph">
      <style:paragraph-properties fo:line-height="100.00%" fo:text-align="left"/>
    </style:style>
    <style:style style:name="P156" style:family="paragraph">
      <style:paragraph-properties fo:line-height="100.00%" fo:text-align="left" fo:margin-left="0.00pt" fo:text-indent="18.00pt" fo:margin-top="2.00pt"/>
    </style:style>
    <style:style style:name="P157" style:family="paragraph">
      <style:paragraph-properties fo:line-height="100.00%" fo:text-align="left"/>
    </style:style>
    <style:style style:name="P158" style:family="paragraph">
      <style:paragraph-properties fo:line-height="100.00%" fo:text-align="left" fo:margin-top="12.00pt" fo:margin-bottom="6.00pt"/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00.00%" fo:text-align="left" fo:margin-left="2.70pt" fo:text-indent="-2.70pt">
        <style:tab-stops>
          <style:tab-stop style:position="136.45pt"/>
          <style:tab-stop style:position="100.10pt"/>
          <style:tab-stop style:position="54117.35pt" style:type="center"/>
        </style:tab-stops>
      </style:paragraph-properties>
    </style:style>
    <style:style style:name="P161" style:family="paragraph">
      <style:paragraph-properties fo:line-height="100.00%" fo:text-align="center"/>
    </style:style>
    <style:style style:name="P162" style:family="paragraph">
      <style:paragraph-properties fo:line-height="100.00%" fo:text-align="left" fo:margin-left="2.70pt" fo:text-indent="-2.70pt">
        <style:tab-stops>
          <style:tab-stop style:position="136.45pt"/>
          <style:tab-stop style:position="100.10pt"/>
          <style:tab-stop style:position="54117.35pt" style:type="center"/>
        </style:tab-stops>
      </style:paragraph-properties>
    </style:style>
    <style:style style:name="P163" style:family="paragraph">
      <style:paragraph-properties fo:line-height="100.00%" fo:text-align="left" fo:margin-left="2.70pt" fo:text-indent="-2.70pt">
        <style:tab-stops>
          <style:tab-stop style:position="136.45pt"/>
          <style:tab-stop style:position="-2.30pt"/>
          <style:tab-stop style:position="421118.95pt" style:type="right"/>
        </style:tab-stops>
      </style:paragraph-properties>
    </style:style>
    <style:style style:name="P164" style:family="paragraph">
      <style:paragraph-properties fo:line-height="100.00%" fo:text-align="left"/>
    </style:style>
    <style:style style:name="P165" style:family="paragraph">
      <style:paragraph-properties fo:line-height="100.00%" fo:text-align="left" fo:margin-left="2.70pt" fo:text-indent="-2.70pt">
        <style:tab-stops>
          <style:tab-stop style:position="136.45pt"/>
          <style:tab-stop style:position="-2.30pt"/>
          <style:tab-stop style:position="421118.95pt" style:type="right"/>
        </style:tab-stops>
      </style:paragraph-properties>
    </style:style>
    <style:style style:name="P166" style:family="paragraph">
      <style:paragraph-properties fo:line-height="100.00%" fo:text-align="left"/>
    </style:style>
    <style:style style:name="P167" style:family="paragraph">
      <style:paragraph-properties fo:line-height="100.00%" fo:text-align="left" fo:margin-left="2.70pt" fo:text-indent="-2.70pt">
        <style:tab-stops>
          <style:tab-stop style:position="136.45pt"/>
          <style:tab-stop style:position="-2.30pt"/>
          <style:tab-stop style:position="421118.95pt" style:type="right"/>
        </style:tab-stops>
      </style:paragraph-properties>
    </style:style>
    <style:style style:name="P168" style:family="paragraph">
      <style:paragraph-properties fo:line-height="100.00%" fo:text-align="left"/>
    </style:style>
    <style:style style:name="TableColumn0100" style:family="table-column">
      <style:table-column-properties style:column-width="2.048611in"/>
    </style:style>
    <style:style style:name="TableColumn0101" style:family="table-column">
      <style:table-column-properties style:column-width="4.644444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336699" fo:border-left="0.005556in solid #336699" fo:border-right="0.005556in solid #336699" fo:border-bottom="0.005556in solid #336699" fo:padding-left="0.037500in" fo:padding-right="0.037500in" fo:vertical-align="top" fo:background-color="#eeeeee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000in solid #000000" fo:border-left="0.005556in solid #336699" fo:border-right="0.000000in solid #000000" fo:border-bottom="0.005556in solid #336699" fo:padding-left="0.037500in" fo:padding-right="0.037500in" fo:vertical-align="top" fo:background-color="#eeeeee"/>
    </style:style>
    <style:style style:name="TableCell010101" style:family="table-cell">
      <style:table-cell-properties fo:border-top="0.000000in solid #000000" fo:border-left="0.005556in solid #336699" fo:border-right="0.005556in solid #336699" fo:border-bottom="0.005556in solid #336699" fo:padding-left="0.037500in" fo:padding-right="0.037500in" fo:vertical-align="top" fo:background-color="#eeeeee"/>
    </style:style>
    <style:style style:name="TableRow0102" style:family="table-row">
      <style:table-row-properties/>
    </style:style>
    <style:style style:name="TableCell010200" style:family="table-cell">
      <style:table-cell-properties fo:border-top="0.000000in solid #000000" fo:border-left="0.005556in solid #336699" fo:border-right="0.000000in solid #000000" fo:border-bottom="0.005556in solid #336699" fo:padding-left="0.037500in" fo:padding-right="0.037500in" fo:vertical-align="top" fo:background-color="#eeeeee"/>
    </style:style>
    <style:style style:name="TableCell010201" style:family="table-cell">
      <style:table-cell-properties fo:border-top="0.000000in solid #000000" fo:border-left="0.005556in solid #336699" fo:border-right="0.005556in solid #336699" fo:border-bottom="0.005556in solid #336699" fo:padding-left="0.037500in" fo:padding-right="0.037500in" fo:vertical-align="top" fo:background-color="#eeeeee"/>
    </style:style>
    <style:style style:name="TableColumn0200" style:family="table-column">
      <style:table-column-properties style:column-width="1.672917in"/>
    </style:style>
    <style:style style:name="TableColumn0201" style:family="table-column">
      <style:table-column-properties style:column-width="1.394444in"/>
    </style:style>
    <style:style style:name="TableColumn0202" style:family="table-column">
      <style:table-column-properties style:column-width="2.719444in"/>
    </style:style>
    <style:style style:name="TableColumn0203" style:family="table-column">
      <style:table-column-properties style:column-width="0.906250in"/>
    </style:style>
    <style:style style:name="Table02" style:family="table">
      <style:table-properties style:width="6.6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0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0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1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202" style:family="table-row">
      <style:table-row-properties/>
    </style:style>
    <style:style style:name="TableCell0202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Cell0202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2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203" style:family="table-row">
      <style:table-row-properties/>
    </style:style>
    <style:style style:name="TableCell0203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3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204" style:family="table-row">
      <style:table-row-properties/>
    </style:style>
    <style:style style:name="TableCell0204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Cell0204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4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205" style:family="table-row">
      <style:table-row-properties/>
    </style:style>
    <style:style style:name="TableCell0205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Cell0205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5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206" style:family="table-row">
      <style:table-row-properties style:min-row-height="0.177083in"/>
    </style:style>
    <style:style style:name="TableCell0206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20601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20602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20603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207" style:family="table-row">
      <style:table-row-properties style:min-row-height="0.187500in"/>
    </style:style>
    <style:style style:name="TableCell0207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20701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20702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20703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20801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20802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20803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0.752083in"/>
    </style:style>
    <style:style style:name="TableColumn0301" style:family="table-column">
      <style:table-column-properties style:column-width="0.856944in"/>
    </style:style>
    <style:style style:name="TableColumn0302" style:family="table-column">
      <style:table-column-properties style:column-width="1.932639in"/>
    </style:style>
    <style:style style:name="TableColumn0303" style:family="table-column">
      <style:table-column-properties style:column-width="0.833333in"/>
    </style:style>
    <style:style style:name="TableColumn0304" style:family="table-column">
      <style:table-column-properties style:column-width="0.902778in"/>
    </style:style>
    <style:style style:name="TableColumn0305" style:family="table-column">
      <style:table-column-properties style:column-width="1.415278in"/>
    </style:style>
    <style:style style:name="Table03" style:family="table">
      <style:table-properties style:width="6.693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padding-left="0.037500in" fo:padding-right="0.037500in" fo:vertical-align="top" fo:background-color="#eeeeee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300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300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300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eeeeee"/>
    </style:style>
    <style:style style:name="TableCell030101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eeeeee"/>
    </style:style>
    <style:style style:name="TableCell030102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eeeeee"/>
    </style:style>
    <style:style style:name="TableCell030103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eeeeee"/>
    </style:style>
    <style:style style:name="TableCell030104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eeeeee"/>
    </style:style>
    <style:style style:name="TableCell030105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center" fo:background-color="#eeeeee"/>
    </style:style>
    <style:style style:name="TableRow0302" style:family="table-row">
      <style:table-row-properties style:min-row-height="0.472222in"/>
    </style:style>
    <style:style style:name="TableCell0302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ffffff"/>
    </style:style>
    <style:style style:name="TableCell030201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ffffff"/>
    </style:style>
    <style:style style:name="TableCell030202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ffffff"/>
    </style:style>
    <style:style style:name="TableCell030203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ffffff"/>
    </style:style>
    <style:style style:name="TableCell030204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ffffff"/>
    </style:style>
    <style:style style:name="TableCell030205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center" fo:background-color="#ffffff"/>
    </style:style>
    <style:style style:name="TableRow0303" style:family="table-row">
      <style:table-row-properties style:min-row-height="0.472222in"/>
    </style:style>
    <style:style style:name="TableCell0303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ffffff"/>
    </style:style>
    <style:style style:name="TableCell030301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ffffff"/>
    </style:style>
    <style:style style:name="TableCell030302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ffffff"/>
    </style:style>
    <style:style style:name="TableCell030303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ffffff"/>
    </style:style>
    <style:style style:name="TableCell030304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ffffff"/>
    </style:style>
    <style:style style:name="TableCell030305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center" fo:background-color="#ffffff"/>
    </style:style>
    <style:style style:name="TableRow0304" style:family="table-row">
      <style:table-row-properties style:min-row-height="0.472222in"/>
    </style:style>
    <style:style style:name="TableCell0304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ffffff"/>
    </style:style>
    <style:style style:name="TableCell030401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ffffff"/>
    </style:style>
    <style:style style:name="TableCell030402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ffffff"/>
    </style:style>
    <style:style style:name="TableCell030403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ffffff"/>
    </style:style>
    <style:style style:name="TableCell030404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center" fo:background-color="#ffffff"/>
    </style:style>
    <style:style style:name="TableCell030405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center" fo:background-color="#ffffff"/>
    </style:style>
    <style:style style:name="TableColumn0400" style:family="table-column">
      <style:table-column-properties style:column-width="0.359028in"/>
    </style:style>
    <style:style style:name="TableColumn0401" style:family="table-column">
      <style:table-column-properties style:column-width="4.756944in"/>
    </style:style>
    <style:style style:name="TableColumn0402" style:family="table-column">
      <style:table-column-properties style:column-width="1.577083in"/>
    </style:style>
    <style:style style:name="Table04" style:family="table">
      <style:table-properties style:width="6.693056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5556in solid #000000" fo:border-left="0.005556in solid #000000" fo:border-right="0.005556in solid #000000" fo:border-bottom="0.005556in solid #000000" fo:padding-left="0.037500in" fo:padding-right="0.037500in" fo:vertical-align="top" fo:background-color="#eeeeee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401" style:family="table-row">
      <style:table-row-properties/>
    </style:style>
    <style:style style:name="TableCell0401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eeeeee"/>
    </style:style>
    <style:style style:name="TableCell040101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eeeeee"/>
    </style:style>
    <style:style style:name="TableCell040102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eeeeee"/>
    </style:style>
    <style:style style:name="TableRow0402" style:family="table-row">
      <style:table-row-properties/>
    </style:style>
    <style:style style:name="TableCell0402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40201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40202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40301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40302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40401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40402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Column0500" style:family="table-column">
      <style:table-column-properties style:column-width="6.693056in"/>
    </style:style>
    <style:style style:name="Table05" style:family="table">
      <style:table-properties style:width="6.693056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5556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Column0600" style:family="table-column">
      <style:table-column-properties style:column-width="1.493056in"/>
    </style:style>
    <style:style style:name="TableColumn0601" style:family="table-column">
      <style:table-column-properties style:column-width="5.200000in"/>
    </style:style>
    <style:style style:name="Table06" style:family="table">
      <style:table-properties style:width="6.693056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5556in solid #000000" fo:border-left="0.005556in solid #000000" fo:border-right="0.000000in solid #000000" fo:border-bottom="0.005556in solid #000000" fo:padding-left="0.037500in" fo:padding-right="0.037500in" fo:vertical-align="top" fo:background-color="#eeeeee"/>
    </style:style>
    <style:style style:name="TableCell060001" style:family="table-cell">
      <style:table-cell-properties fo:border-top="0.005556in solid #000000" fo:border-left="0.005556in solid #000000" fo:border-right="0.005556in solid #000000" fo:border-bottom="0.005556in solid #000000" fo:padding-left="0.037500in" fo:padding-right="0.037500in" fo:vertical-align="top" fo:background-color="#eeeeee"/>
    </style:style>
    <style:style style:name="TableRow0601" style:family="table-row">
      <style:table-row-properties/>
    </style:style>
    <style:style style:name="TableCell0601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01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02" style:family="table-row">
      <style:table-row-properties style:min-row-height="0.208333in"/>
    </style:style>
    <style:style style:name="TableCell0602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02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03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04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05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06" style:family="table-row">
      <style:table-row-properties/>
    </style:style>
    <style:style style:name="TableCell0606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06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07" style:family="table-row">
      <style:table-row-properties/>
    </style:style>
    <style:style style:name="TableCell0607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07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08" style:family="table-row">
      <style:table-row-properties/>
    </style:style>
    <style:style style:name="TableCell0608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08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09" style:family="table-row">
      <style:table-row-properties/>
    </style:style>
    <style:style style:name="TableCell0609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09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10" style:family="table-row">
      <style:table-row-properties/>
    </style:style>
    <style:style style:name="TableCell0610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10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11" style:family="table-row">
      <style:table-row-properties/>
    </style:style>
    <style:style style:name="TableCell0611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11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12" style:family="table-row">
      <style:table-row-properties/>
    </style:style>
    <style:style style:name="TableCell0612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12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13" style:family="table-row">
      <style:table-row-properties/>
    </style:style>
    <style:style style:name="TableCell0613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13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14" style:family="table-row">
      <style:table-row-properties/>
    </style:style>
    <style:style style:name="TableCell0614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14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15" style:family="table-row">
      <style:table-row-properties/>
    </style:style>
    <style:style style:name="TableCell0615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15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16" style:family="table-row">
      <style:table-row-properties/>
    </style:style>
    <style:style style:name="TableCell0616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16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17" style:family="table-row">
      <style:table-row-properties/>
    </style:style>
    <style:style style:name="TableCell0617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17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18" style:family="table-row">
      <style:table-row-properties/>
    </style:style>
    <style:style style:name="TableCell0618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18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19" style:family="table-row">
      <style:table-row-properties/>
    </style:style>
    <style:style style:name="TableCell0619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19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20" style:family="table-row">
      <style:table-row-properties/>
    </style:style>
    <style:style style:name="TableCell0620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20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621" style:family="table-row">
      <style:table-row-properties/>
    </style:style>
    <style:style style:name="TableCell0621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62101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Column0700" style:family="table-column">
      <style:table-column-properties style:column-width="1.932639in"/>
    </style:style>
    <style:style style:name="TableColumn0701" style:family="table-column">
      <style:table-column-properties style:column-width="2.199306in"/>
    </style:style>
    <style:style style:name="TableColumn0702" style:family="table-column">
      <style:table-column-properties style:column-width="2.561111in"/>
    </style:style>
    <style:style style:name="Table07" style:family="table">
      <style:table-properties style:width="6.693056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5556in solid #000000" fo:border-left="0.005556in solid #000000" fo:border-right="0.000000in solid #000000" fo:border-bottom="0.005556in solid #000000" fo:padding-left="0.037500in" fo:padding-right="0.037500in" fo:vertical-align="top" fo:background-color="#eeeeee"/>
    </style:style>
    <style:style style:name="TableCell070001" style:family="table-cell">
      <style:table-cell-properties fo:border-top="0.005556in solid #000000" fo:border-left="0.005556in solid #000000" fo:border-right="0.000000in solid #000000" fo:border-bottom="0.005556in solid #000000" fo:padding-left="0.037500in" fo:padding-right="0.037500in" fo:vertical-align="top" fo:background-color="#eeeeee"/>
    </style:style>
    <style:style style:name="TableCell070002" style:family="table-cell">
      <style:table-cell-properties fo:border-top="0.005556in solid #000000" fo:border-left="0.005556in solid #000000" fo:border-right="0.005556in solid #000000" fo:border-bottom="0.005556in solid #000000" fo:padding-left="0.037500in" fo:padding-right="0.037500in" fo:vertical-align="top" fo:background-color="#eeeeee"/>
    </style:style>
    <style:style style:name="TableRow0701" style:family="table-row">
      <style:table-row-properties/>
    </style:style>
    <style:style style:name="TableCell0701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70101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70102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70201" style:family="table-cell">
      <style:table-cell-properties fo:border-top="0.000000in solid #000000" fo:border-left="0.005556in solid #000000" fo:border-right="0.000000in solid #000000" fo:border-bottom="0.005556in solid #000000" fo:padding-left="0.037500in" fo:padding-right="0.037500in" fo:vertical-align="top" fo:background-color="#ffffff"/>
    </style:style>
    <style:style style:name="TableCell070202" style:family="table-cell">
      <style:table-cell-properties fo:border-top="0.000000in solid #000000" fo:border-left="0.005556in solid #000000" fo:border-right="0.005556in solid #000000" fo:border-bottom="0.005556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4"><text:span text:style-name="T4">PLAN TESTÓW</text:span><text:span text:style-name="T5"/></text:p>
          </table:table-cell>
          <table:covered-table-cell/>
        </table:table-row>
        <table:table-row table:style-name="TableRow0101">
          <table:table-cell table:style-name="TableCell010100">
            <text:p text:style-name="P7"><text:span text:style-name="T7">PROJEKT:</text:span><text:span text:style-name="T8"/></text:p>
          </table:table-cell>
          <table:table-cell table:style-name="TableCell010101">
            <text:p text:style-name="P8"><text:span text:style-name="T9">PLATFORMA<text:s/></text:span><text:span text:style-name="T10">„CODERS GURU”</text:span><text:span text:style-name="T11"/></text:p>
          </table:table-cell>
        </table:table-row>
        <table:table-row table:style-name="TableRow0102">
          <table:table-cell table:style-name="TableCell010200">
            <text:p text:style-name="P10"><text:span text:style-name="T13">WERSJA</text:span><text:span text:style-name="T14">:</text:span><text:span text:style-name="T15"/></text:p>
          </table:table-cell>
          <table:table-cell table:style-name="TableCell010201">
            <text:p text:style-name="P11"><text:span text:style-name="T16">WERSJA 1.0</text:span><text:span text:style-name="T17"/></text:p>
          </table:table-cell>
        </table:table-row>
      </table:table>
      <text:p text:style-name="P13"><text:span text:style-name="T19"/></text:p>
      <text:p text:style-name="P13"><text:span text:style-name="T19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4"><text:span text:style-name="T20"/></text:p>
      <text:p text:style-name="P14"><text:span text:style-name="T21">SPIS TRE</text:span><text:span text:style-name="T22">ŚCI :</text:span></text:p>
      <text:p text:style-name="P14"><text:span text:style-name="T22">1. Wprowadzenie </text:span></text:p>
      <text:p text:style-name="P14"><text:span text:style-name="T22"/></text:p>
      <text:p text:style-name="P14"><text:span text:style-name="T23">2.<text:s/></text:span><text:span text:style-name="T24">Przedmiot testów</text:span></text:p>
      <text:p text:style-name="P14"><text:span text:style-name="T24"/></text:p>
      <text:p text:style-name="P14"><text:span text:style-name="T25">3. Zakres planowanych test</text:span><text:span text:style-name="T26">ó</text:span><text:span text:style-name="T27">w</text:span></text:p>
      <text:p text:style-name="P14"><text:span text:style-name="T27"/></text:p>
      <text:p text:style-name="P14"><text:span text:style-name="T27">4. Podej</text:span><text:span text:style-name="T28">ście do test</text:span><text:span text:style-name="T29">ó</text:span><text:span text:style-name="T30">w</text:span></text:p>
      <text:p text:style-name="P14"><text:span text:style-name="T30"/></text:p>
      <text:p text:style-name="P14"><text:span text:style-name="T30">5. Kryteria test</text:span><text:span text:style-name="T31">ó</text:span><text:span text:style-name="T32">w</text:span></text:p>
      <text:p text:style-name="P14"><text:span text:style-name="T32"/></text:p>
      <text:p text:style-name="P14"><text:span text:style-name="T32">6. Produkty procesu testowego </text:span></text:p>
      <text:p text:style-name="P14"><text:span text:style-name="T32"/></text:p>
      <text:p text:style-name="P14"><text:span text:style-name="T32">7</text:span><text:span text:style-name="T33">. Środowisko testowe </text:span></text:p>
      <text:p text:style-name="P14"><text:span text:style-name="T33"/></text:p>
      <text:p text:style-name="P14"><text:span text:style-name="T33">8. Role i odpowiedzialności</text:span></text:p>
      <text:p text:style-name="P14"><text:span text:style-name="T33"/></text:p>
      <text:p text:style-name="P14"><text:span text:style-name="T33">9. Harmonogram</text:span></text:p>
      <text:p text:style-name="P14"><text:span text:style-name="T33"/></text:p>
      <text:p text:style-name="P14"><text:span text:style-name="T33">10. Ryzyka</text:span></text:p>
      <text:p text:style-name="P14"><text:span text:style-name="T33"/></text:p>
      <text:p text:style-name="P14"><text:span text:style-name="T33">11. Zatwierdzenie palnu </text:span></text:p>
      <text:p text:style-name="P14"><text:span text:style-name="T33"/></text:p>
      <text:p text:style-name="P14"><text:span text:style-name="T33"/></text:p>
      <text:p text:style-name="P14"><text:span text:style-name="T34"/></text:p>
      <text:p text:style-name="P14"><text:span text:style-name="T34"/></text:p>
      <text:p text:style-name="P14"><text:span text:style-name="T34"/></text:p>
      <text:p text:style-name="P14"><text:span text:style-name="T35"/></text:p>
      <text:p text:style-name="P14"><text:span text:style-name="T36"/></text:p>
      <text:p text:style-name="P14"><text:span text:style-name="T37"/></text:p>
      <text:p text:style-name="P14"><text:span text:style-name="T37"/></text:p>
      <text:p text:style-name="P15"><text:span text:style-name="T37"/></text:p>
      <text:p text:style-name="P15"><text:span text:style-name="T37"/></text:p>
      <text:p text:style-name="P15"><text:span text:style-name="T37"><text:tab/></text:span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6"><text:span text:style-name="T38">Metryka dokumentu</text:span><text:span text:style-name="T39"/></text:p>
      <text:p text:style-name="P17"><text:span text:style-name="T39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 table:number-columns-spanned="4">
            <text:p text:style-name="P19"><text:span text:style-name="T41">METRYKA DOKUMENTU</text:span><text:span text:style-name="T42"/></text:p>
          </table:table-cell>
          <table:covered-table-cell/>
          <table:covered-table-cell/>
          <table:covered-table-cell/>
        </table:table-row>
        <table:table-row table:style-name="TableRow0201">
          <table:table-cell table:style-name="TableCell020100">
            <text:p text:style-name="P22"><text:span text:style-name="T43">Nazwa dokumentu:</text:span><text:span text:style-name="T44"/></text:p>
          </table:table-cell>
          <table:table-cell table:style-name="TableCell020101" table:number-columns-spanned="3">
            <text:p text:style-name="P22"><text:span text:style-name="T45">Plan test</text:span><text:span text:style-name="T46">ó</text:span><text:span text:style-name="T47">w dla platformy Coders guru<text:s/></text:span><text:span text:style-name="T48"/></text:p>
          </table:table-cell>
          <table:covered-table-cell/>
          <table:covered-table-cell/>
        </table:table-row>
        <table:table-row table:style-name="TableRow0202">
          <table:table-cell table:style-name="TableCell020200">
            <text:p text:style-name="P25"><text:span text:style-name="T49">Nr ID dokumentu:</text:span><text:span text:style-name="T50"/></text:p>
          </table:table-cell>
          <table:table-cell table:style-name="TableCell020201" table:number-columns-spanned="3">
            <text:p text:style-name="P25"><text:span text:style-name="T51">Plan_Test</text:span><text:span text:style-name="T52">ó</text:span><text:span text:style-name="T53">w_001</text:span><text:span text:style-name="T54"/></text:p>
          </table:table-cell>
          <table:covered-table-cell/>
          <table:covered-table-cell/>
        </table:table-row>
        <table:table-row table:style-name="TableRow0203">
          <table:table-cell table:style-name="TableCell020300">
            <text:p text:style-name="P27"><text:span text:style-name="T55">Projekt:</text:span><text:span text:style-name="T56"/></text:p>
          </table:table-cell>
          <table:table-cell table:style-name="TableCell020301" table:number-columns-spanned="3">
            <text:p text:style-name="P27"><text:span text:style-name="T57">Projekt strony z ofert</text:span><text:span text:style-name="T58">ą pomocy mentora<text:s/></text:span><text:span text:style-name="T59"/></text:p>
          </table:table-cell>
          <table:covered-table-cell/>
          <table:covered-table-cell/>
        </table:table-row>
        <table:table-row table:style-name="TableRow0204">
          <table:table-cell table:style-name="TableCell020400">
            <text:p text:style-name="P29"><text:span text:style-name="T60">W</text:span><text:span text:style-name="T61">łaściciel dokumentu:</text:span><text:span text:style-name="T62"/></text:p>
          </table:table-cell>
          <table:table-cell table:style-name="TableCell020401" table:number-columns-spanned="3">
            <text:p text:style-name="P29"><text:span text:style-name="T63">Coders Lab<text:s/></text:span><text:span text:style-name="T64"/></text:p>
          </table:table-cell>
          <table:covered-table-cell/>
          <table:covered-table-cell/>
        </table:table-row>
        <table:table-row table:style-name="TableRow0205">
          <table:table-cell table:style-name="TableCell020500">
            <text:p text:style-name="P31"><text:span text:style-name="T65">Sporz</text:span><text:span text:style-name="T66">ądził:</text:span><text:span text:style-name="T67"/></text:p>
          </table:table-cell>
          <table:table-cell table:style-name="TableCell020501" table:number-columns-spanned="3">
            <text:p text:style-name="P31"><text:span text:style-name="T68">Mateusz Lewandowski<text:s/></text:span><text:span text:style-name="T69"/></text:p>
          </table:table-cell>
          <table:covered-table-cell/>
          <table:covered-table-cell/>
        </table:table-row>
        <table:table-row table:style-name="TableRow0206">
          <table:table-cell table:style-name="TableCell020600">
            <text:p text:style-name="P34"><text:span text:style-name="T70">Nr wersji:</text:span><text:span text:style-name="T71"/></text:p>
          </table:table-cell>
          <table:table-cell table:style-name="TableCell020601">
            <text:p text:style-name="P34"><text:span text:style-name="T72">1.0</text:span><text:span text:style-name="T73"/></text:p>
          </table:table-cell>
          <table:table-cell table:style-name="TableCell020602">
            <text:p text:style-name="P34"><text:span text:style-name="T74">Data sporz</text:span><text:span text:style-name="T75">ądzenia:</text:span><text:span text:style-name="T76"/></text:p>
          </table:table-cell>
          <table:table-cell table:style-name="TableCell020603">
            <text:p text:style-name="P34"><text:span text:style-name="T77">04.07.2022</text:span><text:span text:style-name="T78"/></text:p>
          </table:table-cell>
        </table:table-row>
        <table:table-row table:style-name="TableRow0207">
          <table:table-cell table:style-name="TableCell020700">
            <text:p text:style-name="P37"><text:span text:style-name="T79">Status:</text:span><text:span text:style-name="T80"/></text:p>
          </table:table-cell>
          <table:table-cell table:style-name="TableCell020701">
            <text:p text:style-name="P37"><text:span text:style-name="T81">Do zatwierdzenia<text:s/></text:span><text:span text:style-name="T82"/></text:p>
          </table:table-cell>
          <table:table-cell table:style-name="TableCell020702">
            <text:p text:style-name="P37"><text:span text:style-name="T83">Data ostatniej modyfikacji:</text:span><text:span text:style-name="T84"/></text:p>
          </table:table-cell>
          <table:table-cell table:style-name="TableCell020703">
            <text:p text:style-name="P37"><text:span text:style-name="T85">18.07.2022</text:span><text:span text:style-name="T86"/></text:p>
          </table:table-cell>
        </table:table-row>
        <table:table-row table:style-name="TableRow0208">
          <table:table-cell table:style-name="TableCell020800">
            <text:p text:style-name="P40"><text:span text:style-name="T87">Zatwierdzi</text:span><text:span text:style-name="T88">ł:</text:span><text:span text:style-name="T89"/></text:p>
          </table:table-cell>
          <table:table-cell table:style-name="TableCell020801">
            <text:p text:style-name="P40"><text:span text:style-name="T89"/></text:p>
          </table:table-cell>
          <table:table-cell table:style-name="TableCell020802">
            <text:p text:style-name="P40"><text:span text:style-name="T90">Data zatwierdzenia:</text:span><text:span text:style-name="T91"/></text:p>
          </table:table-cell>
          <table:table-cell table:style-name="TableCell020803">
            <text:p text:style-name="P40"><text:span text:style-name="T91"/></text:p>
          </table:table-cell>
        </table:table-row>
      </table:table>
      <text:p text:style-name="P42"><text:span text:style-name="T92"/></text:p>
      <text:p text:style-name="P42"><text:span text:style-name="T93">Historia zmian dokumentu</text:span><text:span text:style-name="T94"/></text:p>
      <text:p text:style-name="P42"><text:span text:style-name="T94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row table:style-name="TableRow0300">
          <table:table-cell table:style-name="TableCell030000" table:number-columns-spanned="6">
            <text:p text:style-name="P44"><text:span text:style-name="T96">HISTORIA ZMIAN DOKUMENTU</text:span><text:span text:style-name="T9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301">
          <table:table-cell table:style-name="TableCell030100">
            <text:p text:style-name="P47"><text:span text:style-name="T98">Nr wersji</text:span><text:span text:style-name="T99"/></text:p>
          </table:table-cell>
          <table:table-cell table:style-name="TableCell030101">
            <text:p text:style-name="P47"><text:span text:style-name="T100">Data</text:span><text:span text:style-name="T101"/></text:p>
          </table:table-cell>
          <table:table-cell table:style-name="TableCell030102">
            <text:p text:style-name="P47"><text:span text:style-name="T102">Opis zmian</text:span><text:span text:style-name="T103"/></text:p>
          </table:table-cell>
          <table:table-cell table:style-name="TableCell030103">
            <text:p text:style-name="P47"><text:span text:style-name="T104">Dzia</text:span><text:span text:style-name="T105">łanie*</text:span><text:span text:style-name="T106"/></text:p>
          </table:table-cell>
          <table:table-cell table:style-name="TableCell030104">
            <text:p text:style-name="P47"><text:span text:style-name="T107">Rozdzia</text:span><text:span text:style-name="T108">ł**</text:span><text:span text:style-name="T109"/></text:p>
          </table:table-cell>
          <table:table-cell table:style-name="TableCell030105">
            <text:p text:style-name="P47"><text:span text:style-name="T110">Autor</text:span><text:span text:style-name="T111"/></text:p>
          </table:table-cell>
        </table:table-row>
        <table:table-row table:style-name="TableRow0302">
          <table:table-cell table:style-name="TableCell030200">
            <text:p text:style-name="P50"><text:span text:style-name="T112">1</text:span><text:span text:style-name="T113"/></text:p>
          </table:table-cell>
          <table:table-cell table:style-name="TableCell030201">
            <text:p text:style-name="P50"><text:span text:style-name="T114">04.07.2022</text:span><text:span text:style-name="T115"/></text:p>
          </table:table-cell>
          <table:table-cell table:style-name="TableCell030202">
            <text:p text:style-name="P50"><text:span text:style-name="T116">Powstanie dokumentu<text:s/></text:span><text:span text:style-name="T117"/></text:p>
          </table:table-cell>
          <table:table-cell table:style-name="TableCell030203">
            <text:p text:style-name="P50"><text:span text:style-name="T118">N</text:span><text:span text:style-name="T119"/></text:p>
          </table:table-cell>
          <table:table-cell table:style-name="TableCell030204">
            <text:p text:style-name="P50"><text:span text:style-name="T120">W</text:span><text:span text:style-name="T121"/></text:p>
          </table:table-cell>
          <table:table-cell table:style-name="TableCell030205">
            <text:p text:style-name="P50"><text:span text:style-name="T122">Mateusz Lewandowski<text:s/></text:span><text:span text:style-name="T123"/></text:p>
          </table:table-cell>
        </table:table-row>
        <table:table-row table:style-name="TableRow0303">
          <table:table-cell table:style-name="TableCell030300">
            <text:p text:style-name="P52"><text:span text:style-name="T124">2</text:span><text:span text:style-name="T125"/></text:p>
          </table:table-cell>
          <table:table-cell table:style-name="TableCell030301">
            <text:p text:style-name="P52"><text:span text:style-name="T126">11.07.2022</text:span><text:span text:style-name="T127"/></text:p>
          </table:table-cell>
          <table:table-cell table:style-name="TableCell030302">
            <text:p text:style-name="P52"><text:span text:style-name="T128">Zweryfikowanie dokumentu<text:s/></text:span><text:span text:style-name="T129"/></text:p>
          </table:table-cell>
          <table:table-cell table:style-name="TableCell030303">
            <text:p text:style-name="P52"><text:span text:style-name="T130">W</text:span><text:span text:style-name="T131"/></text:p>
          </table:table-cell>
          <table:table-cell table:style-name="TableCell030304">
            <text:p text:style-name="P52"><text:span text:style-name="T132">W</text:span><text:span text:style-name="T133"/></text:p>
          </table:table-cell>
          <table:table-cell table:style-name="TableCell030305">
            <text:p text:style-name="P52"><text:span text:style-name="T134">Marcin Nowak<text:s/></text:span><text:span text:style-name="T135"/></text:p>
          </table:table-cell>
        </table:table-row>
        <table:table-row table:style-name="TableRow0304">
          <table:table-cell table:style-name="TableCell030400">
            <text:p text:style-name="P54"><text:span text:style-name="T135">3</text:span></text:p>
          </table:table-cell>
          <table:table-cell table:style-name="TableCell030401">
            <text:p text:style-name="P54"><text:span text:style-name="T135">1</text:span><text:span text:style-name="T136">8.07.2022</text:span><text:span text:style-name="T137"/></text:p>
          </table:table-cell>
          <table:table-cell table:style-name="TableCell030402">
            <text:p text:style-name="P54"><text:span text:style-name="T138">Oddanie dokumentu do zatwierdzenia<text:s/></text:span><text:span text:style-name="T139"/></text:p>
          </table:table-cell>
          <table:table-cell table:style-name="TableCell030403">
            <text:p text:style-name="P54"><text:span text:style-name="T140">W</text:span><text:span text:style-name="T141"/></text:p>
          </table:table-cell>
          <table:table-cell table:style-name="TableCell030404">
            <text:p text:style-name="P54"><text:span text:style-name="T141">W</text:span></text:p>
          </table:table-cell>
          <table:table-cell table:style-name="TableCell030405">
            <text:p text:style-name="P54"><text:span text:style-name="T141"/></text:p>
          </table:table-cell>
        </table:table-row>
      </table:table>
      <text:p text:style-name="P56"><text:span text:style-name="T142">* <text:tab/>N - nowy, M<text:s/></text:span><text:span text:style-name="T143">–</text:span><text:span text:style-name="T144"><text:s/>modyfikacja, W<text:s/></text:span><text:span text:style-name="T145">– weryfikacja</text:span></text:p>
      <text:p text:style-name="P56"><text:span text:style-name="T146">**<text:tab/>Numer rozdzia</text:span><text:span text:style-name="T147">ł</text:span><text:span text:style-name="T148">u lub W<text:s/></text:span><text:span text:style-name="T149">– wszystkie rozdzia</text:span><text:span text:style-name="T150">ły</text:span></text:p>
      <text:p text:style-name="P56"><text:span text:style-name="T151"/></text:p>
      <text:p text:style-name="P56"><text:span text:style-name="T152">Lista za</text:span><text:span text:style-name="T153">łącznik</text:span><text:span text:style-name="T154">ów</text:span><text:span text:style-name="T155"/></text:p>
      <text:p text:style-name="P56"><text:span text:style-name="T156"/></text:p>
      <table:table table:style-name="Table04">
        <table:table-column table:style-name="TableColumn0400"/>
        <table:table-column table:style-name="TableColumn0401"/>
        <table:table-column table:style-name="TableColumn0402"/>
        <table:table-row table:style-name="TableRow0400">
          <table:table-cell table:style-name="TableCell040000" table:number-columns-spanned="3">
            <text:p text:style-name="P58"><text:span text:style-name="T158">LISTA ZA</text:span><text:span text:style-name="T159">ŁĄCZNIK</text:span><text:span text:style-name="T160">ÓW</text:span><text:span text:style-name="T161"/></text:p>
          </table:table-cell>
          <table:covered-table-cell/>
          <table:covered-table-cell/>
        </table:table-row>
        <table:table-row table:style-name="TableRow0401">
          <table:table-cell table:style-name="TableCell040100">
            <text:p text:style-name="P61"><text:span text:style-name="T162">Lp.</text:span><text:span text:style-name="T163"/></text:p>
          </table:table-cell>
          <table:table-cell table:style-name="TableCell040101">
            <text:p text:style-name="P61"><text:span text:style-name="T164">Za</text:span><text:span text:style-name="T165">łącznik</text:span><text:span text:style-name="T166"/></text:p>
          </table:table-cell>
          <table:table-cell table:style-name="TableCell040102">
            <text:p text:style-name="P61"><text:span text:style-name="T167">Uwagi</text:span><text:span text:style-name="T168"/></text:p>
          </table:table-cell>
        </table:table-row>
        <table:table-row table:style-name="TableRow0402">
          <table:table-cell table:style-name="TableCell040200">
            <text:p text:style-name="P64"><text:span text:style-name="T168"/></text:p>
          </table:table-cell>
          <table:table-cell table:style-name="TableCell040201">
            <text:p text:style-name="P65"><text:span text:style-name="T169">Dokumentacja techniczna Coders Guru</text:span><text:span text:style-name="T170"/></text:p>
          </table:table-cell>
          <table:table-cell table:style-name="TableCell040202">
            <text:p text:style-name="P66"><text:span text:style-name="T170"/></text:p>
          </table:table-cell>
        </table:table-row>
        <table:table-row table:style-name="TableRow0403">
          <table:table-cell table:style-name="TableCell040300">
            <text:p text:style-name="P68"><text:span text:style-name="T170"/></text:p>
          </table:table-cell>
          <table:table-cell table:style-name="TableCell040301">
            <text:p text:style-name="P69"><text:span text:style-name="T170"/></text:p>
          </table:table-cell>
          <table:table-cell table:style-name="TableCell040302">
            <text:p text:style-name="P69"><text:span text:style-name="T170"/></text:p>
          </table:table-cell>
        </table:table-row>
        <table:table-row table:style-name="TableRow0404">
          <table:table-cell table:style-name="TableCell040400">
            <text:p text:style-name="P71"><text:span text:style-name="T170"/></text:p>
          </table:table-cell>
          <table:table-cell table:style-name="TableCell040401">
            <text:p text:style-name="P72"><text:span text:style-name="T170"/></text:p>
          </table:table-cell>
          <table:table-cell table:style-name="TableCell040402">
            <text:p text:style-name="P72"><text:span text:style-name="T170"/></text:p>
          </table:table-cell>
        </table:table-row>
      </table:table>
      <text:p text:style-name="P74"><text:span text:style-name="T171"/></text:p>
      <text:p text:style-name="P74"><text:span text:style-name="T171"/></text:p>
      <text:p text:style-name="P74"><text:span text:style-name="T171"/></text:p>
      <text:p text:style-name="P74"><text:span text:style-name="T171"/></text:p>
      <text:p text:style-name="P74"><text:span text:style-name="T171"/></text:p>
      <text:p text:style-name="P74"><text:span text:style-name="T171"/></text:p>
      <text:p text:style-name="P74"><text:span text:style-name="T171"/></text:p>
      <text:p text:style-name="P74"><text:span text:style-name="T171"/></text:p>
      <text:p text:style-name="P74"><text:span text:style-name="T171"/></text:p>
      <text:p text:style-name="P74"><text:span text:style-name="T171"/></text:p>
      <text:p text:style-name="P74"><text:span text:style-name="T172">Wykaz u</text:span><text:span text:style-name="T173">żytych skr</text:span><text:span text:style-name="T174">ótów, symboli i terminów</text:span><text:span text:style-name="T175"/></text:p>
      <text:p text:style-name="P74"><text:span text:style-name="T176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76"><text:span text:style-name="T178">WYKAZ U</text:span><text:span text:style-name="T179">ŻYTYCH SKR</text:span><text:span text:style-name="T180">ÓTÓW, SYMBOLI I TERMINÓW</text:span><text:span text:style-name="T181"/></text:p>
          </table:table-cell>
        </table:table-row>
      </table:table>
      <text:p text:style-name="P78"><text:span text:style-name="T182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80"><text:span text:style-name="T184">Skrót/termin</text:span><text:span text:style-name="T185"/></text:p>
          </table:table-cell>
          <table:table-cell table:style-name="TableCell060001">
            <text:p text:style-name="P80"><text:span text:style-name="T186">Znaczenie</text:span><text:span text:style-name="T187"/></text:p>
          </table:table-cell>
        </table:table-row>
        <table:table-row table:style-name="TableRow0601">
          <table:table-cell table:style-name="TableCell060100">
            <text:p text:style-name="P83"><text:span text:style-name="T188">Coders Guru</text:span><text:span text:style-name="T189"/></text:p>
          </table:table-cell>
          <table:table-cell table:style-name="TableCell060101">
            <text:p text:style-name="P83"><text:span text:style-name="T190">Nazwa platformy</text:span><text:span text:style-name="T191"/></text:p>
          </table:table-cell>
        </table:table-row>
        <table:table-row table:style-name="TableRow0602">
          <table:table-cell table:style-name="TableCell060200">
            <text:p text:style-name="P86"><text:span text:style-name="T191">P</text:span><text:span text:style-name="T192">lan test</text:span><text:span text:style-name="T193">ó</text:span><text:span text:style-name="T194">w</text:span><text:span text:style-name="T195"/></text:p>
          </table:table-cell>
          <table:table-cell table:style-name="TableCell060201">
            <text:p text:style-name="P86"><text:span text:style-name="T196">Plan test</text:span><text:span text:style-name="T197">ó</text:span><text:span text:style-name="T198">w dla platformy Coders Guru<text:s/></text:span><text:span text:style-name="T199"/></text:p>
          </table:table-cell>
        </table:table-row>
        <table:table-row table:style-name="TableRow0603">
          <table:table-cell table:style-name="TableCell060300">
            <text:p text:style-name="P89"><text:span text:style-name="T200">Platforma<text:s/></text:span><text:span text:style-name="T201"/></text:p>
          </table:table-cell>
          <table:table-cell table:style-name="TableCell060301">
            <text:p text:style-name="P89"><text:span text:style-name="T202">Zamiennik dla s</text:span><text:span text:style-name="T203">łowa system<text:s/></text:span><text:span text:style-name="T204"/></text:p>
          </table:table-cell>
        </table:table-row>
        <table:table-row table:style-name="TableRow0604">
          <table:table-cell table:style-name="TableCell060400">
            <text:p text:style-name="P91"><text:span text:style-name="T205">Zamawiaj</text:span><text:span text:style-name="T206">ący<text:s/></text:span><text:span text:style-name="T207"/></text:p>
          </table:table-cell>
          <table:table-cell table:style-name="TableCell060401">
            <text:p text:style-name="P91"><text:span text:style-name="T208">Coders Lab</text:span><text:span text:style-name="T209"/></text:p>
          </table:table-cell>
        </table:table-row>
        <table:table-row table:style-name="TableRow0605">
          <table:table-cell table:style-name="TableCell060500">
            <text:p text:style-name="P93"><text:span text:style-name="T209"/></text:p>
          </table:table-cell>
          <table:table-cell table:style-name="TableCell060501">
            <text:p text:style-name="P93"><text:span text:style-name="T209"/></text:p>
          </table:table-cell>
        </table:table-row>
        <table:table-row table:style-name="TableRow0606">
          <table:table-cell table:style-name="TableCell060600">
            <text:p text:style-name="P95"><text:span text:style-name="T209"/></text:p>
          </table:table-cell>
          <table:table-cell table:style-name="TableCell060601">
            <text:p text:style-name="P95"><text:span text:style-name="T209"/></text:p>
          </table:table-cell>
        </table:table-row>
        <table:table-row table:style-name="TableRow0607">
          <table:table-cell table:style-name="TableCell060700">
            <text:p text:style-name="P97"><text:span text:style-name="T209"/></text:p>
          </table:table-cell>
          <table:table-cell table:style-name="TableCell060701">
            <text:p text:style-name="P97"><text:span text:style-name="T209"/></text:p>
          </table:table-cell>
        </table:table-row>
        <table:table-row table:style-name="TableRow0608">
          <table:table-cell table:style-name="TableCell060800">
            <text:p text:style-name="P99"><text:span text:style-name="T209"/></text:p>
          </table:table-cell>
          <table:table-cell table:style-name="TableCell060801">
            <text:p text:style-name="P100"><text:span text:style-name="T209"/></text:p>
          </table:table-cell>
        </table:table-row>
        <table:table-row table:style-name="TableRow0609">
          <table:table-cell table:style-name="TableCell060900">
            <text:p text:style-name="P102"><text:span text:style-name="T209"/></text:p>
          </table:table-cell>
          <table:table-cell table:style-name="TableCell060901">
            <text:p text:style-name="P102"><text:span text:style-name="T209"/></text:p>
          </table:table-cell>
        </table:table-row>
        <table:table-row table:style-name="TableRow0610">
          <table:table-cell table:style-name="TableCell061000">
            <text:p text:style-name="P104"><text:span text:style-name="T209"/></text:p>
          </table:table-cell>
          <table:table-cell table:style-name="TableCell061001">
            <text:p text:style-name="P104"><text:span text:style-name="T209"/></text:p>
          </table:table-cell>
        </table:table-row>
        <table:table-row table:style-name="TableRow0611">
          <table:table-cell table:style-name="TableCell061100">
            <text:p text:style-name="P106"><text:span text:style-name="T209"/></text:p>
          </table:table-cell>
          <table:table-cell table:style-name="TableCell061101">
            <text:p text:style-name="P106"><text:span text:style-name="T209"/></text:p>
          </table:table-cell>
        </table:table-row>
        <table:table-row table:style-name="TableRow0612">
          <table:table-cell table:style-name="TableCell061200">
            <text:p text:style-name="P108"><text:span text:style-name="T209"/></text:p>
          </table:table-cell>
          <table:table-cell table:style-name="TableCell061201">
            <text:p text:style-name="P108"><text:span text:style-name="T209"/></text:p>
          </table:table-cell>
        </table:table-row>
        <table:table-row table:style-name="TableRow0613">
          <table:table-cell table:style-name="TableCell061300">
            <text:p text:style-name="P110"><text:span text:style-name="T209"/></text:p>
          </table:table-cell>
          <table:table-cell table:style-name="TableCell061301">
            <text:p text:style-name="P111"><text:span text:style-name="T209"/></text:p>
          </table:table-cell>
        </table:table-row>
        <table:table-row table:style-name="TableRow0614">
          <table:table-cell table:style-name="TableCell061400">
            <text:p text:style-name="P113"><text:span text:style-name="T209"/></text:p>
          </table:table-cell>
          <table:table-cell table:style-name="TableCell061401">
            <text:p text:style-name="P113"><text:span text:style-name="T209"/></text:p>
          </table:table-cell>
        </table:table-row>
        <table:table-row table:style-name="TableRow0615">
          <table:table-cell table:style-name="TableCell061500">
            <text:p text:style-name="P115"><text:span text:style-name="T209"/></text:p>
          </table:table-cell>
          <table:table-cell table:style-name="TableCell061501">
            <text:p text:style-name="P115"><text:span text:style-name="T209"/></text:p>
          </table:table-cell>
        </table:table-row>
        <table:table-row table:style-name="TableRow0616">
          <table:table-cell table:style-name="TableCell061600">
            <text:p text:style-name="P117"><text:span text:style-name="T209"/></text:p>
          </table:table-cell>
          <table:table-cell table:style-name="TableCell061601">
            <text:p text:style-name="P117"><text:span text:style-name="T209"/></text:p>
          </table:table-cell>
        </table:table-row>
        <table:table-row table:style-name="TableRow0617">
          <table:table-cell table:style-name="TableCell061700">
            <text:p text:style-name="P119"><text:span text:style-name="T209"/></text:p>
          </table:table-cell>
          <table:table-cell table:style-name="TableCell061701">
            <text:p text:style-name="P119"><text:span text:style-name="T209"/></text:p>
          </table:table-cell>
        </table:table-row>
        <table:table-row table:style-name="TableRow0618">
          <table:table-cell table:style-name="TableCell061800">
            <text:p text:style-name="P121"><text:span text:style-name="T209"/></text:p>
          </table:table-cell>
          <table:table-cell table:style-name="TableCell061801">
            <text:p text:style-name="P121"><text:span text:style-name="T209"/></text:p>
          </table:table-cell>
        </table:table-row>
        <table:table-row table:style-name="TableRow0619">
          <table:table-cell table:style-name="TableCell061900">
            <text:p text:style-name="P123"><text:span text:style-name="T209"/></text:p>
          </table:table-cell>
          <table:table-cell table:style-name="TableCell061901">
            <text:p text:style-name="P123"><text:span text:style-name="T209"/></text:p>
          </table:table-cell>
        </table:table-row>
        <table:table-row table:style-name="TableRow0620">
          <table:table-cell table:style-name="TableCell062000">
            <text:p text:style-name="P125"><text:span text:style-name="T209"/></text:p>
          </table:table-cell>
          <table:table-cell table:style-name="TableCell062001">
            <text:p text:style-name="P126"><text:span text:style-name="T209"/></text:p>
          </table:table-cell>
        </table:table-row>
        <table:table-row table:style-name="TableRow0621">
          <table:table-cell table:style-name="TableCell062100">
            <text:p text:style-name="P128"><text:span text:style-name="T209"/></text:p>
          </table:table-cell>
          <table:table-cell table:style-name="TableCell062101">
            <text:p text:style-name="P129"><text:span text:style-name="T209"/></text:p>
          </table:table-cell>
        </table:table-row>
      </table:table>
      <text:p text:style-name="P131"><text:span text:style-name="T210"/></text:p>
      <text:p text:style-name="P131"><text:span text:style-name="T211"><text:s/></text:span></text:p>
      <text:p text:style-name="P131"><text:span text:style-name="T212"/></text:p>
      <text:p text:style-name="P132"><text:span text:style-name="T213"><text:s text:c="5"/>1.<text:s text:c="2"/></text:span><text:span text:style-name="T214">Wprowadzenie</text:span></text:p>
      <text:p text:style-name="P133"><text:span text:style-name="T215"><text:s text:c="9"/>1.1<text:s text:c="3"/></text:span><text:span text:style-name="T216">Cel i zakres dokumentu</text:span><text:span text:style-name="T217"><text:s/></text:span></text:p>
      <text:p text:style-name="P133"><text:span text:style-name="T218"><text:tab/></text:span><text:span text:style-name="T219">Dokument przedstawia plan test</text:span><text:span text:style-name="T220">ó</text:span><text:span text:style-name="T221">w systemowych dla platformy</text:span></text:p>
      <text:p text:style-name="P133"><text:span text:style-name="T221"><text:tab/>Coders Guru . Ninejszy dokument przedstawia zakres test</text:span><text:span text:style-name="T222">ó</text:span><text:span text:style-name="T223">w , metody,</text:span></text:p>
      <text:p text:style-name="P133"><text:span text:style-name="T223"><text:tab/>harmonogram oraz zasoby.</text:span><text:span text:style-name="T224"><text:line-break/></text:span><text:span text:style-name="T225"><text:tab/></text:span><text:span text:style-name="T226"/></text:p>
      <text:p text:style-name="P133"><text:span text:style-name="T226"><text:s text:c="9"/>1.2<text:s text:c="4"/></text:span><text:span text:style-name="T227">Oczekiwania</text:span><text:span text:style-name="T228"><text:s/></text:span><text:span text:style-name="T229"><text:line-break/></text:span><text:span text:style-name="T230"><text:tab/></text:span><text:span text:style-name="T231">Celem czynno</text:span><text:span text:style-name="T232">ści testowych jest sprawdzenie czy platforma spełnia <text:tab/>wymagania funkcjonalne podane przez Zamawiającego.</text:span><text:span text:style-name="T233"/></text:p>
      <text:p text:style-name="P134"><text:span text:style-name="T234"><text:s text:c="8"/>2.<text:s/></text:span><text:span text:style-name="T235">Przedmiot testów</text:span></text:p>
      <text:p text:style-name="P135"><text:span text:style-name="T236"/></text:p>
      <text:p text:style-name="P136"><text:span text:style-name="T237"><text:tab/></text:span><text:span text:style-name="T238">2.1<text:s/></text:span><text:span text:style-name="T239"><text:s text:c="2"/></text:span><text:span text:style-name="T240">Ogólna charakterystyka produktu</text:span></text:p>
      <text:p text:style-name="P136"><text:span text:style-name="T241"><text:s text:c="10"/>Platforma poddana testom systemowym jest strona Coders Guru<text:tab/><text:s text:c="8"/><text:tab/><text:s text:c="4"/>przeznaczona dla dzia</text:span><text:span text:style-name="T242">łalności Zamawiającego pełniącą fome oferty <text:tab/><text:s text:c="4"/>pomocy mentora .</text:span></text:p>
      <text:p text:style-name="P136"><text:span text:style-name="T242"><text:s text:c="2"/></text:span><text:span text:style-name="T243"><text:tab/><text:tab/></text:span><text:span text:style-name="T244"/></text:p>
      <text:p text:style-name="P137"><text:span text:style-name="T245"><text:tab/></text:span><text:span text:style-name="T246">2.2</text:span><text:span text:style-name="T247"><text:s text:c="4"/></text:span><text:span text:style-name="T248"><text:s/>U</text:span><text:span text:style-name="T249">żytkownicy i cele produktu</text:span></text:p>
      <text:p text:style-name="P137"><text:span text:style-name="T249"><text:tab/><text:s text:c="3"/>Platforma będzie przeznaczona dla os</text:span><text:span text:style-name="T250">ó</text:span><text:span text:style-name="T251">b ktore poszukuj</text:span><text:span text:style-name="T252">ą pomocy <text:tab/><text:tab/><text:s text:c="3"/>mentora dla konkretnęgo kursu .</text:span></text:p>
      <text:p text:style-name="P137"><text:span text:style-name="T252"><text:s/><text:tab/></text:span><text:span text:style-name="T253"/></text:p>
      <text:p text:style-name="P138"><text:span text:style-name="T254"><text:tab/></text:span><text:span text:style-name="T255">2.3<text:s/></text:span><text:span text:style-name="T256"><text:s text:c="4"/></text:span><text:span text:style-name="T257">Elementy podlegaj</text:span><text:span text:style-name="T258">ące testowaniu<text:tab/><text:tab/></text:span></text:p>
      <text:p text:style-name="P139"><text:span text:style-name="T258"><text:tab/><text:s text:c="4"/>Elementem</text:span><text:span text:style-name="T259"><text:s/>podlega</text:span><text:span text:style-name="T260">jącym testowaniu będzie interfejs platformy <text:tab/><text:tab/><text:s text:c="4"/>Coders Guru oparta na specyfikacji wymagań funkcjonalnych .<text:s text:c="2"/></text:span><text:span text:style-name="T261"/></text:p>
      <text:p text:style-name="P139"><text:span text:style-name="T261"/></text:p>
      <text:p text:style-name="P139"><text:span text:style-name="T262"><text:s text:c="8"/></text:span><text:span text:style-name="T263">3</text:span><text:span text:style-name="T264">.</text:span><text:span text:style-name="T265">Zakres planowanych testów</text:span></text:p>
      <text:p text:style-name="P139"><text:span text:style-name="T266"/></text:p>
      <text:p text:style-name="P140"><text:span text:style-name="T267"><text:s text:c="7"/></text:span><text:span text:style-name="T268">3.1</text:span><text:span text:style-name="T269"><text:s text:c="2"/></text:span><text:span text:style-name="T270">Wymagania obj</text:span><text:span text:style-name="T271">ęte zakresem test</text:span><text:span text:style-name="T272">ów</text:span></text:p>
      <text:p text:style-name="P140"><text:span text:style-name="T273"><text:tab/><text:s text:c="4"/>Planowane jest sprawdzenie wszystkich wymaga</text:span><text:span text:style-name="T274">ń funkcjonalnych <text:tab/><text:s text:c="4"/><text:tab/><text:s text:c="4"/>zgodnie ze specyfikacją. Czynności będą obejmować tylko testy <text:tab/> <text:tab/><text:s text:c="4"/>funkcjonalne , testy niefunkcjonalne nie są w zakresie tego planu .</text:span></text:p>
      <text:p text:style-name="P140"><text:span text:style-name="T274"><text:s/></text:span><text:span text:style-name="T275"/></text:p>
      <text:p text:style-name="P140"><text:span text:style-name="T276"><text:s text:c="2"/>4.</text:span><text:span text:style-name="T277">Podej</text:span><text:span text:style-name="T278">ście do test</text:span><text:span text:style-name="T279">ów</text:span></text:p>
      <text:p text:style-name="P141"><text:span text:style-name="T280"/></text:p>
      <text:p text:style-name="P142"><text:span text:style-name="T281"><text:s text:c="8"/></text:span><text:span text:style-name="T282">4.1<text:s/></text:span><text:span text:style-name="T283"><text:s/></text:span><text:span text:style-name="T284">Poziom i typ testów</text:span></text:p>
      <text:p text:style-name="P142"><text:span text:style-name="T285"><text:tab/><text:s text:c="6"/>Ze wzgledu na to<text:s/></text:span><text:span text:style-name="T286">że platforma jest już w pełni zintegrowana aby </text:span></text:p>
      <text:p text:style-name="P142"><text:span text:style-name="T286"><text:s text:c="4"/><text:tab/><text:s text:c="6"/>sprawdzić zgodność z wymaganiami zostaną przeprowadzone testy<text:s text:c="21"/><text:tab/><text:s text:c="6"/>systemowe , badające funkcjonowanie platformy. </text:span></text:p>
      <text:p text:style-name="P142"><text:span text:style-name="T286"><text:s text:c="2"/><text:tab/><text:s text:c="6"/>Całość procesu będzie opierać się na historyjce użytkownika .</text:span></text:p>
      <text:p text:style-name="P142"><text:span text:style-name="T287"/></text:p>
      <text:p text:style-name="P142"><text:span text:style-name="T288"><text:s text:c="8"/></text:span><text:span text:style-name="T289">4.2</text:span><text:span text:style-name="T290"><text:s/></text:span><text:span text:style-name="T291"><text:s/>Wykorzystane techniki projektowania testów oraz narz</text:span><text:span text:style-name="T292">ędzia</text:span></text:p>
      <text:p text:style-name="P143"><text:span text:style-name="T293"><text:s text:c="6"/>Do przetestownanie wymienionych wymaga</text:span><text:span text:style-name="T294">ń będziemy wykorzystywać</text:span></text:p>
      <text:p text:style-name="P143"><text:span text:style-name="T294"><text:s text:c="7"/>testy funkcjonalne oparte na specyfikacji ( czarnoszkynkowe) . </text:span></text:p>
      <text:p text:style-name="P143"><text:span text:style-name="T294"><text:s text:c="7"/>Narzędzia kt</text:span><text:span text:style-name="T295">ó</text:span><text:span text:style-name="T296">re zostan</text:span><text:span text:style-name="T297">ą użyte do wsparcia test</text:span><text:span text:style-name="T298">ó</text:span><text:span text:style-name="T299">w bedzie Jira .</text:span></text:p>
      <text:p text:style-name="P143"><text:span text:style-name="T299"><text:s text:c="2"/></text:span></text:p>
      <text:p text:style-name="P143"><text:span text:style-name="T299"><text:s text:c="2"/>4.3 Fazy test</text:span><text:span text:style-name="T300">ó</text:span><text:span text:style-name="T301">w </text:span></text:p>
      <text:p text:style-name="P144"><text:span text:style-name="T301"><text:s/><text:tab/><text:s text:c="5"/>Proces testowania zostanie podzielony na poszczeg</text:span><text:span text:style-name="T302">ó</text:span><text:span text:style-name="T303">lne fazy ze wzgl</text:span><text:span text:style-name="T304">ęu na </text:span></text:p>
      <text:p text:style-name="P144"><text:span text:style-name="T304"><text:tab/><text:s text:c="5"/>priorytety<text:s/></text:span><text:span text:style-name="T305">dla poszczegolnych funkcjonalno</text:span><text:span text:style-name="T306">ści ustalone przez <text:tab/><text:s text:c="2"/><text:tab/><text:tab/><text:s text:c="5"/>Zamawiajaceg. Cały proces zostanie podzielony na 3 etapy.</text:span><text:span text:style-name="T307"/></text:p>
      <text:p text:style-name="P144"><text:span text:style-name="T308"><text:s text:c="7"/></text:span></text:p>
      <text:p text:style-name="P144"><text:span text:style-name="T308"><text:s text:c="8"/></text:span><text:span text:style-name="T309">5.</text:span><text:span text:style-name="T310">Kryteria</text:span></text:p>
      <text:p text:style-name="P144"><text:span text:style-name="T311"/></text:p>
      <text:p text:style-name="P145"><text:span text:style-name="T312"><text:tab/><text:s text:c="3"/></text:span><text:span text:style-name="T313">5.1. Kryteria zaliczenia / niezaliczenia testu</text:span><text:span text:style-name="T314"><text:s/></text:span><text:span text:style-name="T315"/></text:p>
      <text:p text:style-name="P145"><text:span text:style-name="T316"><text:tab/><text:s text:c="8"/>Argumentem zaliczenia ca</text:span><text:span text:style-name="T317">łego procesu</text:span><text:span text:style-name="T318"><text:s/>b</text:span><text:span text:style-name="T319">ędzie zakończenie <text:tab/> <text:tab/><text:s text:c="8"/>wszystkich test</text:span><text:span text:style-name="T320">ó</text:span><text:span text:style-name="T321">w oraz retest</text:span><text:span text:style-name="T322">ó</text:span><text:span text:style-name="T323">w<text:s/></text:span><text:span text:style-name="T324">wymaganych funkcjonalnoości z <text:tab/><text:s text:c="8"/>wynikiem pozytywnym.</text:span></text:p>
      <text:p text:style-name="P145"><text:span text:style-name="T324"><text:tab/><text:tab/><text:tab/><text:s/></text:span><text:span text:style-name="T325"/></text:p>
      <text:p text:style-name="P145"><text:span text:style-name="T326"><text:s text:c="9"/></text:span><text:span text:style-name="T327">5.</text:span><text:span text:style-name="T328">2</text:span><text:span text:style-name="T329"><text:s/>Warunki rozpocz</text:span><text:span text:style-name="T330">ęcia test</text:span><text:span text:style-name="T331">ów</text:span></text:p>
      <text:p text:style-name="P146"><text:span text:style-name="T332"><text:tab/><text:s text:c="8"/></text:span><text:span text:style-name="T333">-<text:s/></text:span><text:span text:style-name="T334">prawidłowo skonfigurowane środowisko testowe </text:span></text:p>
      <text:p text:style-name="P146"><text:span text:style-name="T334"><text:tab/><text:s text:c="8"/></text:span><text:span text:style-name="T335">-<text:s/></text:span><text:span text:style-name="T336">dostęp do narzędi Jira </text:span></text:p>
      <text:p text:style-name="P146"><text:span text:style-name="T336"><text:tab/><text:s text:c="8"/></text:span><text:span text:style-name="T337">-<text:s/></text:span><text:span text:style-name="T338">dostęp do danych testowych</text:span></text:p>
      <text:p text:style-name="P146"><text:span text:style-name="T338"><text:tab/><text:s text:c="8"/></text:span><text:span text:style-name="T339">-<text:s/></text:span><text:span text:style-name="T340">dostęp do aktualnej wersji specyfikacji </text:span></text:p>
      <text:p text:style-name="P146"><text:span text:style-name="T340"><text:tab/><text:s text:c="8"/></text:span><text:span text:style-name="T341">-<text:s/></text:span><text:span text:style-name="T342">dostęp do akualnej wersji platformy </text:span></text:p>
      <text:p text:style-name="P146"><text:span text:style-name="T342"><text:s text:c="14"/></text:span><text:span text:style-name="T343">-<text:s/></text:span><text:span text:style-name="T344">zakceptowana dokumentacja test</text:span><text:span text:style-name="T345">ó</text:span><text:span text:style-name="T346">w </text:span></text:p>
      <text:p text:style-name="P146"><text:span text:style-name="T346"><text:s text:c="14"/></text:span><text:span text:style-name="T347">-<text:s/></text:span><text:span text:style-name="T348">zakceptowany plan test</text:span><text:span text:style-name="T349">ó</text:span><text:span text:style-name="T350">w </text:span></text:p>
      <text:p text:style-name="P147"><text:span text:style-name="T351"/></text:p>
      <text:p text:style-name="P147"><text:span text:style-name="T352"><text:tab/><text:s text:c="3"/></text:span><text:span text:style-name="T353">5.</text:span><text:span text:style-name="T354">3</text:span><text:span text:style-name="T355"><text:s/>Warunki zako</text:span><text:span text:style-name="T356">ńczenia test</text:span><text:span text:style-name="T357">ów</text:span></text:p>
      <text:p text:style-name="P147"><text:span text:style-name="T358"><text:tab/><text:s text:c="9"/>Warunkami kt</text:span><text:span text:style-name="T359">ó</text:span><text:span text:style-name="T360">re musz</text:span><text:span text:style-name="T361">ą być spełnine aby zakończyć testy są :</text:span></text:p>
      <text:p text:style-name="P147"><text:span text:style-name="T361"><text:s text:c="16"/></text:span><text:span text:style-name="T362">-<text:s/></text:span><text:span text:style-name="T363">wykonanie 95% test</text:span><text:span text:style-name="T364">ó</text:span><text:span text:style-name="T365">w z historyjki u</text:span><text:span text:style-name="T366">żytkowniak z czego 100% z<text:s text:c="5"/><text:tab/><text:s text:c="11"/>priorytetem "Must"</text:span></text:p>
      <text:p text:style-name="P147"><text:span text:style-name="T366"><text:tab/><text:s text:c="9"/></text:span><text:span text:style-name="T367">-<text:s/></text:span><text:span text:style-name="T368">usunięcie wszystkich błęd</text:span><text:span text:style-name="T369">ó</text:span><text:span text:style-name="T370">w o wysokim priorytecie i najwy</text:span><text:span text:style-name="T371">ższym </text:span></text:p>
      <text:p text:style-name="P147"><text:span text:style-name="T371"><text:tab/><text:s text:c="9"/></text:span><text:span text:style-name="T372"/></text:p>
      <text:p text:style-name="P148"><text:span text:style-name="T373"><text:s text:c="9"/></text:span><text:span text:style-name="T374"><text:tab/></text:span><text:span text:style-name="T375">6.</text:span><text:span text:style-name="T376">Produkty procesu testowego</text:span></text:p>
      <text:p text:style-name="P148"><text:span text:style-name="T377"><text:tab/><text:s text:c="4"/></text:span></text:p>
      <text:p text:style-name="P148"><text:span text:style-name="T377"><text:tab/><text:s text:c="5"/></text:span><text:span text:style-name="T378">Ostatecznie w wyniku procesu powstan</text:span><text:span text:style-name="T379">ą nastepujace produkty:</text:span></text:p>
      <text:p text:style-name="P148"><text:span text:style-name="T379"><text:tab/><text:s text:c="7"/></text:span><text:span text:style-name="T380">-</text:span><text:span text:style-name="T381"><text:s/>Plan test</text:span><text:span text:style-name="T382">ó</text:span><text:span text:style-name="T383">w dla platformy Coders Guru .</text:span></text:p>
      <text:p text:style-name="P148"><text:span text:style-name="T383"><text:tab/><text:s text:c="7"/></text:span><text:span text:style-name="T384">-<text:s/></text:span><text:span text:style-name="T385">Zestaw danych testowych </text:span></text:p>
      <text:p text:style-name="P148"><text:span text:style-name="T385"><text:tab/><text:s text:c="7"/></text:span><text:span text:style-name="T386">-</text:span><text:span text:style-name="T387"><text:s/>Wyniki wykonanych test</text:span><text:span text:style-name="T388">ó</text:span><text:span text:style-name="T389">w </text:span></text:p>
      <text:p text:style-name="P148"><text:span text:style-name="T389"><text:tab/><text:s text:c="7"/></text:span><text:span text:style-name="T390">-<text:s/></text:span><text:span text:style-name="T391">Raport z przeprowadzonych test</text:span><text:span text:style-name="T392">ó</text:span><text:span text:style-name="T393">w</text:span></text:p>
      <text:p text:style-name="P148"><text:span text:style-name="T393"><text:tab/><text:s text:c="7"/></text:span><text:span text:style-name="T394">-<text:s/></text:span><text:span text:style-name="T395">Raport o usterkach</text:span></text:p>
      <text:p text:style-name="P148"><text:span text:style-name="T395"><text:tab/><text:s text:c="7"/></text:span><text:span text:style-name="T396">-</text:span><text:span text:style-name="T397"><text:s/>Harmonogram test</text:span><text:span text:style-name="T398">ó</text:span><text:span text:style-name="T399">w</text:span><text:span text:style-name="T400"/></text:p>
      <text:p text:style-name="P149"><text:span text:style-name="T401"><text:tab/>7.Środowisko testowe</text:span></text:p>
      <text:p text:style-name="P149"><text:span text:style-name="T401"><text:tab/></text:span><text:span text:style-name="T402">Środowiskiem testowym będzie platforma :<text:tab/></text:span><text:a xlink:href="https://tester.codersguru.pl/"><text:span text:style-name="T403">https://tester.codersguru.pl/</text:span></text:a><text:span text:style-name="T404"/></text:p>
      <text:p text:style-name="P149"><text:span text:style-name="T405"><text:tab/>8.</text:span><text:span text:style-name="T406">Role i odpowiedzialno</text:span><text:span text:style-name="T407">ści </text:span></text:p>
      <text:p text:style-name="P150"><text:span text:style-name="T408"/></text:p>
      <text:p text:style-name="P151"><text:span text:style-name="T409"><text:tab/><text:s text:c="4"/>8</text:span><text:span text:style-name="T410">.1</text:span><text:span text:style-name="T411"><text:s/></text:span><text:span text:style-name="T412">Podzia</text:span><text:span text:style-name="T413">ł obowiązk</text:span><text:span text:style-name="T414">ów procesu testowego</text:span><text:span text:style-name="T415"><text:s/></text:span></text:p>
      <text:p text:style-name="P151"><text:span text:style-name="T415"><text:tab/><text:s text:c="7"/>Testowanie platformy zajmie si</text:span><text:span text:style-name="T416">ę niezależny zesp</text:span><text:span text:style-name="T417">ó</text:span><text:span text:style-name="T418">ł testerski .</text:span></text:p>
      <text:p text:style-name="P151"><text:span text:style-name="T418"><text:tab/><text:s text:c="7"/>Czynnościami związanymi z planowaniem i zamknięciem test</text:span><text:span text:style-name="T419">ó</text:span><text:span text:style-name="T420">w</text:span><text:span text:style-name="T421"><text:s/><text:tab/><text:tab/><text:s text:c="7"/>zajmie sie team lider, a natomiast analizą i przeprowadzeniem <text:tab/><text:s text:c="2"/><text:tab/><text:s text:c="7"/>test</text:span><text:span text:style-name="T422">ó</text:span><text:span text:style-name="T423">w zajmie sie zesp</text:span><text:span text:style-name="T424">ó</text:span><text:span text:style-name="T425">ł testerski<text:s text:c="2"/></text:span></text:p>
      <text:p text:style-name="P151"><text:span text:style-name="T425"><text:tab/><text:s text:c="8"/></text:span><text:span text:style-name="T426"/></text:p>
      <text:p text:style-name="P152"><text:span text:style-name="T427"><text:tab/></text:span><text:span text:style-name="T428">9.</text:span><text:span text:style-name="T429">Harmonogram</text:span><text:span text:style-name="T430"/></text:p>
      <text:p text:style-name="P152"><text:span text:style-name="T431"><text:tab/><text:s text:c="4"/>Harmonogram zostanie udost</text:span><text:span text:style-name="T432">ępniny odrazu po zakceptowaniu <text:tab/><text:s text:c="4"/>planu test</text:span><text:span text:style-name="T433">ó</text:span><text:span text:style-name="T434">w</text:span><text:span text:style-name="T435"/></text:p>
      <text:p text:style-name="P153"><text:span text:style-name="T436"/></text:p>
      <text:p text:style-name="P154"><text:span text:style-name="T437"><text:tab/></text:span><text:span text:style-name="T438">10.</text:span><text:span text:style-name="T439">Rejestr ryzyk</text:span></text:p>
      <text:p text:style-name="P155"><text:span text:style-name="T440"/></text:p>
      <text:p text:style-name="P156"><text:span text:style-name="T441"><text:tab/><text:s text:c="5"/></text:span><text:span text:style-name="T442">1</text:span><text:span text:style-name="T443">0</text:span><text:span text:style-name="T444">.1 Ryzyka projektowe</text:span></text:p>
      <text:p text:style-name="P156"><text:span text:style-name="T445"><text:tab/><text:tab/>Do ryzyka projektowego mo</text:span><text:span text:style-name="T446">żemy zaliczyć przyczyny takie jak :</text:span></text:p>
      <text:p text:style-name="P156"><text:span text:style-name="T446"><text:tab/><text:tab/></text:span><text:span text:style-name="T447">-<text:s/></text:span><text:span text:style-name="T448">zesp</text:span><text:span text:style-name="T449">ó</text:span><text:span text:style-name="T450">ł nie posiada dostatecznie dużej wiedzy w przygotowaniu </text:span></text:p>
      <text:p text:style-name="P156"><text:span text:style-name="T450"><text:tab/><text:tab/>war</text:span><text:span text:style-name="T451">unk</text:span><text:span text:style-name="T452">ó</text:span><text:span text:style-name="T453">w i przypadk</text:span><text:span text:style-name="T454">ó</text:span><text:span text:style-name="T455">w testowych oraz icj wykonania.</text:span></text:p>
      <text:p text:style-name="P156"><text:span text:style-name="T455"><text:tab/><text:tab/></text:span><text:span text:style-name="T456">-<text:s/></text:span><text:span text:style-name="T457">mozliwe braki kadrowe z powodu du</text:span><text:span text:style-name="T458">ż</text:span><text:span text:style-name="T459">ej liczby urlop</text:span><text:span text:style-name="T460">ó</text:span><text:span text:style-name="T461">w.<text:tab/><text:s text:c="5"/><text:tab/><text:tab/></text:span><text:span text:style-name="T462">-</text:span><text:span text:style-name="T463"><text:s/></text:span><text:span text:style-name="T464">środowisko testowe nie będzie gotowe na czas.<text:s/></text:span><text:span text:style-name="T465"><text:tab/><text:s text:c="5"/></text:span></text:p>
      <text:p text:style-name="P156"><text:span text:style-name="T465"><text:tab/><text:s text:c="5"/></text:span></text:p>
      <text:p text:style-name="P156"><text:span text:style-name="T465"><text:tab/><text:s text:c="5"/></text:span><text:span text:style-name="T466">1</text:span><text:span text:style-name="T467">0</text:span><text:span text:style-name="T468">.2</text:span><text:span text:style-name="T469"><text:s/></text:span><text:span text:style-name="T470">Ryzyka produktowe</text:span></text:p>
      <text:p text:style-name="P156"><text:span text:style-name="T471"><text:tab/><text:tab/>Wp</text:span><text:span text:style-name="T472">ływ na ryzyko produktowe może mieć fakt że pominiemy </text:span></text:p>
      <text:p text:style-name="P156"><text:span text:style-name="T472"><text:tab/><text:tab/>testy niefunkcjonalne, co może w przyszłości spowodować <text:tab/><text:tab/><text:tab/>obszar wystąpienia awarii.</text:span><text:span text:style-name="T473"/></text:p>
      <text:p text:style-name="P157"><text:span text:style-name="T474"/></text:p>
      <text:p text:style-name="P157"><text:span text:style-name="T474"/></text:p>
      <text:p text:style-name="P158"><text:span text:style-name="T475"><text:tab/>11.</text:span><text:span text:style-name="T476">Zatwierdzenie planu</text:span><text:span text:style-name="T477"/></text:p>
      <text:p text:style-name="P159"><text:span text:style-name="T477"><text:tab/><text:s text:c="5"/>Poniżej zamieszczona została tabela interesariuszy, kt</text:span><text:span text:style-name="T478">ó</text:span><text:span text:style-name="T479">rzy musz</text:span><text:span text:style-name="T480">ą <text:tab/><text:tab/><text:s text:c="5"/>zatwierdzić plan, aby m</text:span><text:span text:style-name="T481">ó</text:span><text:span text:style-name="T482">g</text:span><text:span text:style-name="T483">ł on wejść w życie.</text:span></text:p>
      <text:p text:style-name="P159"><text:span text:style-name="T484"/></text:p>
      <table:table table:style-name="Table07">
        <table:table-column table:style-name="TableColumn0700"/>
        <table:table-column table:style-name="TableColumn0701"/>
        <table:table-column table:style-name="TableColumn0702"/>
        <table:table-row table:style-name="TableRow0700">
          <table:table-cell table:style-name="TableCell070000">
            <text:p text:style-name="P161"><text:span text:style-name="T486">Imi</text:span><text:span text:style-name="T487">ę i nazwisko</text:span><text:span text:style-name="T488"/></text:p>
          </table:table-cell>
          <table:table-cell table:style-name="TableCell070001">
            <text:p text:style-name="P161"><text:span text:style-name="T489">Funkcja</text:span><text:span text:style-name="T490"/></text:p>
          </table:table-cell>
          <table:table-cell table:style-name="TableCell070002">
            <text:p text:style-name="P161"><text:span text:style-name="T491">Organizacja</text:span><text:span text:style-name="T492"/></text:p>
          </table:table-cell>
        </table:table-row>
        <table:table-row table:style-name="TableRow0701">
          <table:table-cell table:style-name="TableCell070100">
            <text:p text:style-name="P164"><text:span text:style-name="T492"/></text:p>
          </table:table-cell>
          <table:table-cell table:style-name="TableCell070101">
            <text:p text:style-name="P164"><text:span text:style-name="T493"><text:s/></text:span><text:span text:style-name="T494"/></text:p>
          </table:table-cell>
          <table:table-cell table:style-name="TableCell070102">
            <text:p text:style-name="P164"><text:span text:style-name="T494"/></text:p>
          </table:table-cell>
        </table:table-row>
        <table:table-row table:style-name="TableRow0702">
          <table:table-cell table:style-name="TableCell070200">
            <text:p text:style-name="P166"><text:span text:style-name="T494"/></text:p>
          </table:table-cell>
          <table:table-cell table:style-name="TableCell070201">
            <text:p text:style-name="P166"><text:span text:style-name="T494"/></text:p>
          </table:table-cell>
          <table:table-cell table:style-name="TableCell070202">
            <text:p text:style-name="P166"><text:span text:style-name="T494"/></text:p>
          </table:table-cell>
        </table:table-row>
      </table:table>
      <text:p text:style-name="P168"><text:span text:style-name="T49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